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1.6972in"/>
    </style:style>
    <style:style style:name="co8" style:family="table-column">
      <style:table-column-properties fo:break-before="auto" style:column-width="2.1016in"/>
    </style:style>
    <style:style style:name="co9" style:family="table-column">
      <style:table-column-properties fo:break-before="auto" style:column-width="1.8043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5972in"/>
    </style:style>
    <style:style style:name="co12" style:family="table-column">
      <style:table-column-properties fo:break-before="auto" style:column-width="1.4689in"/>
    </style:style>
    <style:style style:name="co13" style:family="table-column">
      <style:table-column-properties fo:break-before="auto" style:column-width="0.7181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8008in"/>
    </style:style>
    <style:style style:name="co16" style:family="table-column">
      <style:table-column-properties fo:break-before="auto" style:column-width="1.0217in"/>
    </style:style>
    <style:style style:name="co17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"/>
  </office:automatic-styles>
  <office:body>
    <office:spreadsheet>
      <table:table table:name="old_att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6" office:value-type="string" calcext:value-type="string">
            <text:p>ATTACK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weapon damage bas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weapon damage percent</text:p>
          </table:table-cell>
          <table:table-cell office:value-type="string" calcext:value-type="string">
            <text:p>crit chance</text:p>
          </table:table-cell>
          <table:table-cell office:value-type="string" calcext:value-type="string">
            <text:p>crit multiplier</text:p>
          </table:table-cell>
          <table:table-cell table:style-name="Default" office:value-type="string" calcext:value-type="string">
            <text:p>total weapon damage avg</text:p>
          </table:table-cell>
          <table:table-cell office:value-type="string" calcext:value-type="string">
            <text:p>vs base</text:p>
          </table:table-cell>
          <table:table-cell/>
          <table:table-cell office:value-type="string" calcext:value-type="string">
            <text:p>weapon damage per leve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 + ([.A3]-1)*[.$I$2]" office:value-type="float" office:value="100" calcext:value-type="float">
            <text:p>100</text:p>
          </table:table-cell>
          <table:table-cell table:formula="of:=FLOOR([.$I$3]+([.A3]-1)*[.$I$4])" office:value-type="float" office:value="5" calcext:value-type="float">
            <text:p>5</text:p>
          </table:table-cell>
          <table:table-cell table:formula="of:=[.$I$5]+([.A3]-1)*[.$I$6]" office:value-type="float" office:value="3" calcext:value-type="float">
            <text:p>3</text:p>
          </table:table-cell>
          <table:table-cell table:formula="of:=[.B3]+[.B3]*([.C3]/100*[.D3])" office:value-type="float" office:value="115" calcext:value-type="float">
            <text:p>115</text:p>
          </table:table-cell>
          <table:table-cell table:formula="of:=[.E3]/[.$E$3]" office:value-type="float" office:value="1" calcext:value-type="float">
            <text:p>1</text:p>
          </table:table-cell>
          <table:table-cell/>
          <table:table-cell office:value-type="string" calcext:value-type="string">
            <text:p>crit ba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 + ([.A4]-1)*[.$I$2]" office:value-type="float" office:value="104" calcext:value-type="float">
            <text:p>104</text:p>
          </table:table-cell>
          <table:table-cell table:formula="of:=FLOOR([.$I$3]+([.A4]-1)*[.$I$4])" office:value-type="float" office:value="6" calcext:value-type="float">
            <text:p>6</text:p>
          </table:table-cell>
          <table:table-cell table:formula="of:=[.$I$5]+([.A4]-1)*[.$I$6]" office:value-type="float" office:value="3" calcext:value-type="float">
            <text:p>3</text:p>
          </table:table-cell>
          <table:table-cell table:formula="of:=[.B4]+[.B4]*([.C4]/100*[.D4])" office:value-type="float" office:value="122.72" calcext:value-type="float">
            <text:p>123</text:p>
          </table:table-cell>
          <table:table-cell table:formula="of:=[.E4]/[.$E$3]" office:value-type="float" office:value="1.06713043478261" calcext:value-type="float">
            <text:p>1.07</text:p>
          </table:table-cell>
          <table:table-cell/>
          <table:table-cell office:value-type="string" calcext:value-type="string">
            <text:p>crit per lev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 + ([.A5]-1)*[.$I$2]" office:value-type="float" office:value="108" calcext:value-type="float">
            <text:p>108</text:p>
          </table:table-cell>
          <table:table-cell table:formula="of:=FLOOR([.$I$3]+([.A5]-1)*[.$I$4])" office:value-type="float" office:value="7" calcext:value-type="float">
            <text:p>7</text:p>
          </table:table-cell>
          <table:table-cell table:formula="of:=[.$I$5]+([.A5]-1)*[.$I$6]" office:value-type="float" office:value="3" calcext:value-type="float">
            <text:p>3</text:p>
          </table:table-cell>
          <table:table-cell table:formula="of:=[.B5]+[.B5]*([.C5]/100*[.D5])" office:value-type="float" office:value="130.68" calcext:value-type="float">
            <text:p>131</text:p>
          </table:table-cell>
          <table:table-cell table:formula="of:=[.E5]/[.$E$3]" office:value-type="float" office:value="1.13634782608696" calcext:value-type="float">
            <text:p>1.14</text:p>
          </table:table-cell>
          <table:table-cell/>
          <table:table-cell office:value-type="string" calcext:value-type="string">
            <text:p>crit multipli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 + ([.A6]-1)*[.$I$2]" office:value-type="float" office:value="112" calcext:value-type="float">
            <text:p>112</text:p>
          </table:table-cell>
          <table:table-cell table:formula="of:=FLOOR([.$I$3]+([.A6]-1)*[.$I$4])" office:value-type="float" office:value="8" calcext:value-type="float">
            <text:p>8</text:p>
          </table:table-cell>
          <table:table-cell table:formula="of:=[.$I$5]+([.A6]-1)*[.$I$6]" office:value-type="float" office:value="3" calcext:value-type="float">
            <text:p>3</text:p>
          </table:table-cell>
          <table:table-cell table:formula="of:=[.B6]+[.B6]*([.C6]/100*[.D6])" office:value-type="float" office:value="138.88" calcext:value-type="float">
            <text:p>139</text:p>
          </table:table-cell>
          <table:table-cell table:formula="of:=[.E6]/[.$E$3]" office:value-type="float" office:value="1.20765217391304" calcext:value-type="float">
            <text:p>1.21</text:p>
          </table:table-cell>
          <table:table-cell/>
          <table:table-cell office:value-type="string" calcext:value-type="string">
            <text:p>crit multiplier per leve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 + ([.A7]-1)*[.$I$2]" office:value-type="float" office:value="116" calcext:value-type="float">
            <text:p>116</text:p>
          </table:table-cell>
          <table:table-cell table:formula="of:=FLOOR([.$I$3]+([.A7]-1)*[.$I$4])" office:value-type="float" office:value="9" calcext:value-type="float">
            <text:p>9</text:p>
          </table:table-cell>
          <table:table-cell table:formula="of:=[.$I$5]+([.A7]-1)*[.$I$6]" office:value-type="float" office:value="3" calcext:value-type="float">
            <text:p>3</text:p>
          </table:table-cell>
          <table:table-cell table:formula="of:=[.B7]+[.B7]*([.C7]/100*[.D7])" office:value-type="float" office:value="147.32" calcext:value-type="float">
            <text:p>147</text:p>
          </table:table-cell>
          <table:table-cell table:formula="of:=[.E7]/[.$E$3]" office:value-type="float" office:value="1.28104347826087" calcext:value-type="float">
            <text:p>1.2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 + ([.A8]-1)*[.$I$2]" office:value-type="float" office:value="120" calcext:value-type="float">
            <text:p>120</text:p>
          </table:table-cell>
          <table:table-cell table:formula="of:=FLOOR([.$I$3]+([.A8]-1)*[.$I$4])" office:value-type="float" office:value="10" calcext:value-type="float">
            <text:p>10</text:p>
          </table:table-cell>
          <table:table-cell table:formula="of:=[.$I$5]+([.A8]-1)*[.$I$6]" office:value-type="float" office:value="3" calcext:value-type="float">
            <text:p>3</text:p>
          </table:table-cell>
          <table:table-cell table:formula="of:=[.B8]+[.B8]*([.C8]/100*[.D8])" office:value-type="float" office:value="156" calcext:value-type="float">
            <text:p>156</text:p>
          </table:table-cell>
          <table:table-cell table:formula="of:=[.E8]/[.$E$3]" office:value-type="float" office:value="1.35652173913043" calcext:value-type="float">
            <text:p>1.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 + ([.A9]-1)*[.$I$2]" office:value-type="float" office:value="124" calcext:value-type="float">
            <text:p>124</text:p>
          </table:table-cell>
          <table:table-cell table:formula="of:=FLOOR([.$I$3]+([.A9]-1)*[.$I$4])" office:value-type="float" office:value="11" calcext:value-type="float">
            <text:p>11</text:p>
          </table:table-cell>
          <table:table-cell table:formula="of:=[.$I$5]+([.A9]-1)*[.$I$6]" office:value-type="float" office:value="3" calcext:value-type="float">
            <text:p>3</text:p>
          </table:table-cell>
          <table:table-cell table:formula="of:=[.B9]+[.B9]*([.C9]/100*[.D9])" office:value-type="float" office:value="164.92" calcext:value-type="float">
            <text:p>165</text:p>
          </table:table-cell>
          <table:table-cell table:formula="of:=[.E9]/[.$E$3]" office:value-type="float" office:value="1.43408695652174" calcext:value-type="float">
            <text:p>1.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 + ([.A10]-1)*[.$I$2]" office:value-type="float" office:value="128" calcext:value-type="float">
            <text:p>128</text:p>
          </table:table-cell>
          <table:table-cell table:formula="of:=FLOOR([.$I$3]+([.A10]-1)*[.$I$4])" office:value-type="float" office:value="12" calcext:value-type="float">
            <text:p>12</text:p>
          </table:table-cell>
          <table:table-cell table:formula="of:=[.$I$5]+([.A10]-1)*[.$I$6]" office:value-type="float" office:value="3" calcext:value-type="float">
            <text:p>3</text:p>
          </table:table-cell>
          <table:table-cell table:formula="of:=[.B10]+[.B10]*([.C10]/100*[.D10])" office:value-type="float" office:value="174.08" calcext:value-type="float">
            <text:p>174</text:p>
          </table:table-cell>
          <table:table-cell table:formula="of:=[.E10]/[.$E$3]" office:value-type="float" office:value="1.51373913043478" calcext:value-type="float">
            <text:p>1.5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 + ([.A11]-1)*[.$I$2]" office:value-type="float" office:value="132" calcext:value-type="float">
            <text:p>132</text:p>
          </table:table-cell>
          <table:table-cell table:formula="of:=FLOOR([.$I$3]+([.A11]-1)*[.$I$4])" office:value-type="float" office:value="13" calcext:value-type="float">
            <text:p>13</text:p>
          </table:table-cell>
          <table:table-cell table:formula="of:=[.$I$5]+([.A11]-1)*[.$I$6]" office:value-type="float" office:value="3" calcext:value-type="float">
            <text:p>3</text:p>
          </table:table-cell>
          <table:table-cell table:formula="of:=[.B11]+[.B11]*([.C11]/100*[.D11])" office:value-type="float" office:value="183.48" calcext:value-type="float">
            <text:p>183</text:p>
          </table:table-cell>
          <table:table-cell table:formula="of:=[.E11]/[.$E$3]" office:value-type="float" office:value="1.59547826086957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 + ([.A12]-1)*[.$I$2]" office:value-type="float" office:value="136" calcext:value-type="float">
            <text:p>136</text:p>
          </table:table-cell>
          <table:table-cell table:formula="of:=FLOOR([.$I$3]+([.A12]-1)*[.$I$4])" office:value-type="float" office:value="14" calcext:value-type="float">
            <text:p>14</text:p>
          </table:table-cell>
          <table:table-cell table:formula="of:=[.$I$5]+([.A12]-1)*[.$I$6]" office:value-type="float" office:value="3" calcext:value-type="float">
            <text:p>3</text:p>
          </table:table-cell>
          <table:table-cell table:formula="of:=[.B12]+[.B12]*([.C12]/100*[.D12])" office:value-type="float" office:value="193.12" calcext:value-type="float">
            <text:p>193</text:p>
          </table:table-cell>
          <table:table-cell table:formula="of:=[.E12]/[.$E$3]" office:value-type="float" office:value="1.67930434782609" calcext:value-type="float">
            <text:p>1.6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I$1] + ([.A13]-1)*[.$I$2]" office:value-type="float" office:value="140" calcext:value-type="float">
            <text:p>140</text:p>
          </table:table-cell>
          <table:table-cell table:formula="of:=FLOOR([.$I$3]+([.A13]-1)*[.$I$4])" office:value-type="float" office:value="15" calcext:value-type="float">
            <text:p>15</text:p>
          </table:table-cell>
          <table:table-cell table:formula="of:=[.$I$5]+([.A13]-1)*[.$I$6]" office:value-type="float" office:value="3" calcext:value-type="float">
            <text:p>3</text:p>
          </table:table-cell>
          <table:table-cell table:formula="of:=[.B13]+[.B13]*([.C13]/100*[.D13])" office:value-type="float" office:value="203" calcext:value-type="float">
            <text:p>203</text:p>
          </table:table-cell>
          <table:table-cell table:formula="of:=[.E13]/[.$E$3]" office:value-type="float" office:value="1.76521739130435" calcext:value-type="float">
            <text:p>1.7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I$1] + ([.A14]-1)*[.$I$2]" office:value-type="float" office:value="144" calcext:value-type="float">
            <text:p>144</text:p>
          </table:table-cell>
          <table:table-cell table:formula="of:=FLOOR([.$I$3]+([.A14]-1)*[.$I$4])" office:value-type="float" office:value="16" calcext:value-type="float">
            <text:p>16</text:p>
          </table:table-cell>
          <table:table-cell table:formula="of:=[.$I$5]+([.A14]-1)*[.$I$6]" office:value-type="float" office:value="3" calcext:value-type="float">
            <text:p>3</text:p>
          </table:table-cell>
          <table:table-cell table:formula="of:=[.B14]+[.B14]*([.C14]/100*[.D14])" office:value-type="float" office:value="213.12" calcext:value-type="float">
            <text:p>213</text:p>
          </table:table-cell>
          <table:table-cell table:formula="of:=[.E14]/[.$E$3]" office:value-type="float" office:value="1.85321739130435" calcext:value-type="float">
            <text:p>1.8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I$1] + ([.A15]-1)*[.$I$2]" office:value-type="float" office:value="148" calcext:value-type="float">
            <text:p>148</text:p>
          </table:table-cell>
          <table:table-cell table:formula="of:=FLOOR([.$I$3]+([.A15]-1)*[.$I$4])" office:value-type="float" office:value="17" calcext:value-type="float">
            <text:p>17</text:p>
          </table:table-cell>
          <table:table-cell table:formula="of:=[.$I$5]+([.A15]-1)*[.$I$6]" office:value-type="float" office:value="3" calcext:value-type="float">
            <text:p>3</text:p>
          </table:table-cell>
          <table:table-cell table:formula="of:=[.B15]+[.B15]*([.C15]/100*[.D15])" office:value-type="float" office:value="223.48" calcext:value-type="float">
            <text:p>223</text:p>
          </table:table-cell>
          <table:table-cell table:formula="of:=[.E15]/[.$E$3]" office:value-type="float" office:value="1.94330434782609" calcext:value-type="float">
            <text:p>1.9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I$1] + ([.A16]-1)*[.$I$2]" office:value-type="float" office:value="152" calcext:value-type="float">
            <text:p>152</text:p>
          </table:table-cell>
          <table:table-cell table:formula="of:=FLOOR([.$I$3]+([.A16]-1)*[.$I$4])" office:value-type="float" office:value="18" calcext:value-type="float">
            <text:p>18</text:p>
          </table:table-cell>
          <table:table-cell table:formula="of:=[.$I$5]+([.A16]-1)*[.$I$6]" office:value-type="float" office:value="3" calcext:value-type="float">
            <text:p>3</text:p>
          </table:table-cell>
          <table:table-cell table:formula="of:=[.B16]+[.B16]*([.C16]/100*[.D16])" office:value-type="float" office:value="234.08" calcext:value-type="float">
            <text:p>234</text:p>
          </table:table-cell>
          <table:table-cell table:formula="of:=[.E16]/[.$E$3]" office:value-type="float" office:value="2.03547826086957" calcext:value-type="float">
            <text:p>2.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I$1] + ([.A17]-1)*[.$I$2]" office:value-type="float" office:value="156" calcext:value-type="float">
            <text:p>156</text:p>
          </table:table-cell>
          <table:table-cell table:formula="of:=FLOOR([.$I$3]+([.A17]-1)*[.$I$4])" office:value-type="float" office:value="19" calcext:value-type="float">
            <text:p>19</text:p>
          </table:table-cell>
          <table:table-cell table:formula="of:=[.$I$5]+([.A17]-1)*[.$I$6]" office:value-type="float" office:value="3" calcext:value-type="float">
            <text:p>3</text:p>
          </table:table-cell>
          <table:table-cell table:formula="of:=[.B17]+[.B17]*([.C17]/100*[.D17])" office:value-type="float" office:value="244.92" calcext:value-type="float">
            <text:p>245</text:p>
          </table:table-cell>
          <table:table-cell table:formula="of:=[.E17]/[.$E$3]" office:value-type="float" office:value="2.12973913043478" calcext:value-type="float">
            <text:p>2.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I$1] + ([.A18]-1)*[.$I$2]" office:value-type="float" office:value="160" calcext:value-type="float">
            <text:p>160</text:p>
          </table:table-cell>
          <table:table-cell table:formula="of:=FLOOR([.$I$3]+([.A18]-1)*[.$I$4])" office:value-type="float" office:value="20" calcext:value-type="float">
            <text:p>20</text:p>
          </table:table-cell>
          <table:table-cell table:formula="of:=[.$I$5]+([.A18]-1)*[.$I$6]" office:value-type="float" office:value="3" calcext:value-type="float">
            <text:p>3</text:p>
          </table:table-cell>
          <table:table-cell table:formula="of:=[.B18]+[.B18]*([.C18]/100*[.D18])" office:value-type="float" office:value="256" calcext:value-type="float">
            <text:p>256</text:p>
          </table:table-cell>
          <table:table-cell table:formula="of:=[.E18]/[.$E$3]" office:value-type="float" office:value="2.22608695652174" calcext:value-type="float">
            <text:p>2.2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I$1] + ([.A19]-1)*[.$I$2]" office:value-type="float" office:value="164" calcext:value-type="float">
            <text:p>164</text:p>
          </table:table-cell>
          <table:table-cell table:formula="of:=FLOOR([.$I$3]+([.A19]-1)*[.$I$4])" office:value-type="float" office:value="21" calcext:value-type="float">
            <text:p>21</text:p>
          </table:table-cell>
          <table:table-cell table:formula="of:=[.$I$5]+([.A19]-1)*[.$I$6]" office:value-type="float" office:value="3" calcext:value-type="float">
            <text:p>3</text:p>
          </table:table-cell>
          <table:table-cell table:formula="of:=[.B19]+[.B19]*([.C19]/100*[.D19])" office:value-type="float" office:value="267.32" calcext:value-type="float">
            <text:p>267</text:p>
          </table:table-cell>
          <table:table-cell table:formula="of:=[.E19]/[.$E$3]" office:value-type="float" office:value="2.32452173913043" calcext:value-type="float">
            <text:p>2.3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I$1] + ([.A20]-1)*[.$I$2]" office:value-type="float" office:value="168" calcext:value-type="float">
            <text:p>168</text:p>
          </table:table-cell>
          <table:table-cell table:formula="of:=FLOOR([.$I$3]+([.A20]-1)*[.$I$4])" office:value-type="float" office:value="22" calcext:value-type="float">
            <text:p>22</text:p>
          </table:table-cell>
          <table:table-cell table:formula="of:=[.$I$5]+([.A20]-1)*[.$I$6]" office:value-type="float" office:value="3" calcext:value-type="float">
            <text:p>3</text:p>
          </table:table-cell>
          <table:table-cell table:formula="of:=[.B20]+[.B20]*([.C20]/100*[.D20])" office:value-type="float" office:value="278.88" calcext:value-type="float">
            <text:p>279</text:p>
          </table:table-cell>
          <table:table-cell table:formula="of:=[.E20]/[.$E$3]" office:value-type="float" office:value="2.42504347826087" calcext:value-type="float">
            <text:p>2.4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I$1] + ([.A21]-1)*[.$I$2]" office:value-type="float" office:value="172" calcext:value-type="float">
            <text:p>172</text:p>
          </table:table-cell>
          <table:table-cell table:formula="of:=FLOOR([.$I$3]+([.A21]-1)*[.$I$4])" office:value-type="float" office:value="23" calcext:value-type="float">
            <text:p>23</text:p>
          </table:table-cell>
          <table:table-cell table:formula="of:=[.$I$5]+([.A21]-1)*[.$I$6]" office:value-type="float" office:value="3" calcext:value-type="float">
            <text:p>3</text:p>
          </table:table-cell>
          <table:table-cell table:formula="of:=[.B21]+[.B21]*([.C21]/100*[.D21])" office:value-type="float" office:value="290.68" calcext:value-type="float">
            <text:p>291</text:p>
          </table:table-cell>
          <table:table-cell table:formula="of:=[.E21]/[.$E$3]" office:value-type="float" office:value="2.52765217391304" calcext:value-type="float">
            <text:p>2.5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I$1] + ([.A22]-1)*[.$I$2]" office:value-type="float" office:value="176" calcext:value-type="float">
            <text:p>176</text:p>
          </table:table-cell>
          <table:table-cell table:formula="of:=FLOOR([.$I$3]+([.A22]-1)*[.$I$4])" office:value-type="float" office:value="24" calcext:value-type="float">
            <text:p>24</text:p>
          </table:table-cell>
          <table:table-cell table:formula="of:=[.$I$5]+([.A22]-1)*[.$I$6]" office:value-type="float" office:value="3" calcext:value-type="float">
            <text:p>3</text:p>
          </table:table-cell>
          <table:table-cell table:formula="of:=[.B22]+[.B22]*([.C22]/100*[.D22])" office:value-type="float" office:value="302.72" calcext:value-type="float">
            <text:p>303</text:p>
          </table:table-cell>
          <table:table-cell table:formula="of:=[.E22]/[.$E$3]" office:value-type="float" office:value="2.63234782608696" calcext:value-type="float">
            <text:p>2.6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I$1] + ([.A23]-1)*[.$I$2]" office:value-type="float" office:value="180" calcext:value-type="float">
            <text:p>180</text:p>
          </table:table-cell>
          <table:table-cell table:formula="of:=FLOOR([.$I$3]+([.A23]-1)*[.$I$4])" office:value-type="float" office:value="25" calcext:value-type="float">
            <text:p>25</text:p>
          </table:table-cell>
          <table:table-cell table:formula="of:=[.$I$5]+([.A23]-1)*[.$I$6]" office:value-type="float" office:value="3" calcext:value-type="float">
            <text:p>3</text:p>
          </table:table-cell>
          <table:table-cell table:formula="of:=[.B23]+[.B23]*([.C23]/100*[.D23])" office:value-type="float" office:value="315" calcext:value-type="float">
            <text:p>315</text:p>
          </table:table-cell>
          <table:table-cell table:formula="of:=[.E23]/[.$E$3]" office:value-type="float" office:value="2.73913043478261" calcext:value-type="float">
            <text:p>2.7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I$1] + ([.A24]-1)*[.$I$2]" office:value-type="float" office:value="184" calcext:value-type="float">
            <text:p>184</text:p>
          </table:table-cell>
          <table:table-cell table:formula="of:=FLOOR([.$I$3]+([.A24]-1)*[.$I$4])" office:value-type="float" office:value="26" calcext:value-type="float">
            <text:p>26</text:p>
          </table:table-cell>
          <table:table-cell table:formula="of:=[.$I$5]+([.A24]-1)*[.$I$6]" office:value-type="float" office:value="3" calcext:value-type="float">
            <text:p>3</text:p>
          </table:table-cell>
          <table:table-cell table:formula="of:=[.B24]+[.B24]*([.C24]/100*[.D24])" office:value-type="float" office:value="327.52" calcext:value-type="float">
            <text:p>328</text:p>
          </table:table-cell>
          <table:table-cell table:formula="of:=[.E24]/[.$E$3]" office:value-type="float" office:value="2.848" calcext:value-type="float">
            <text:p>2.8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I$1] + ([.A25]-1)*[.$I$2]" office:value-type="float" office:value="188" calcext:value-type="float">
            <text:p>188</text:p>
          </table:table-cell>
          <table:table-cell table:formula="of:=FLOOR([.$I$3]+([.A25]-1)*[.$I$4])" office:value-type="float" office:value="27" calcext:value-type="float">
            <text:p>27</text:p>
          </table:table-cell>
          <table:table-cell table:formula="of:=[.$I$5]+([.A25]-1)*[.$I$6]" office:value-type="float" office:value="3" calcext:value-type="float">
            <text:p>3</text:p>
          </table:table-cell>
          <table:table-cell table:formula="of:=[.B25]+[.B25]*([.C25]/100*[.D25])" office:value-type="float" office:value="340.28" calcext:value-type="float">
            <text:p>340</text:p>
          </table:table-cell>
          <table:table-cell table:formula="of:=[.E25]/[.$E$3]" office:value-type="float" office:value="2.95895652173913" calcext:value-type="float">
            <text:p>2.9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I$1] + ([.A26]-1)*[.$I$2]" office:value-type="float" office:value="192" calcext:value-type="float">
            <text:p>192</text:p>
          </table:table-cell>
          <table:table-cell table:formula="of:=FLOOR([.$I$3]+([.A26]-1)*[.$I$4])" office:value-type="float" office:value="28" calcext:value-type="float">
            <text:p>28</text:p>
          </table:table-cell>
          <table:table-cell table:formula="of:=[.$I$5]+([.A26]-1)*[.$I$6]" office:value-type="float" office:value="3" calcext:value-type="float">
            <text:p>3</text:p>
          </table:table-cell>
          <table:table-cell table:formula="of:=[.B26]+[.B26]*([.C26]/100*[.D26])" office:value-type="float" office:value="353.28" calcext:value-type="float">
            <text:p>353</text:p>
          </table:table-cell>
          <table:table-cell table:formula="of:=[.E26]/[.$E$3]" office:value-type="float" office:value="3.072" calcext:value-type="float">
            <text:p>3.0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I$1] + ([.A27]-1)*[.$I$2]" office:value-type="float" office:value="196" calcext:value-type="float">
            <text:p>196</text:p>
          </table:table-cell>
          <table:table-cell table:formula="of:=FLOOR([.$I$3]+([.A27]-1)*[.$I$4])" office:value-type="float" office:value="29" calcext:value-type="float">
            <text:p>29</text:p>
          </table:table-cell>
          <table:table-cell table:formula="of:=[.$I$5]+([.A27]-1)*[.$I$6]" office:value-type="float" office:value="3" calcext:value-type="float">
            <text:p>3</text:p>
          </table:table-cell>
          <table:table-cell table:formula="of:=[.B27]+[.B27]*([.C27]/100*[.D27])" office:value-type="float" office:value="366.52" calcext:value-type="float">
            <text:p>367</text:p>
          </table:table-cell>
          <table:table-cell table:formula="of:=[.E27]/[.$E$3]" office:value-type="float" office:value="3.18713043478261" calcext:value-type="float">
            <text:p>3.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I$1] + ([.A28]-1)*[.$I$2]" office:value-type="float" office:value="200" calcext:value-type="float">
            <text:p>200</text:p>
          </table:table-cell>
          <table:table-cell table:formula="of:=FLOOR([.$I$3]+([.A28]-1)*[.$I$4])" office:value-type="float" office:value="30" calcext:value-type="float">
            <text:p>30</text:p>
          </table:table-cell>
          <table:table-cell table:formula="of:=[.$I$5]+([.A28]-1)*[.$I$6]" office:value-type="float" office:value="3" calcext:value-type="float">
            <text:p>3</text:p>
          </table:table-cell>
          <table:table-cell table:formula="of:=[.B28]+[.B28]*([.C28]/100*[.D28])" office:value-type="float" office:value="380" calcext:value-type="float">
            <text:p>380</text:p>
          </table:table-cell>
          <table:table-cell table:formula="of:=[.E28]/[.$E$3]" office:value-type="float" office:value="3.30434782608696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I$1] + ([.A29]-1)*[.$I$2]" office:value-type="float" office:value="204" calcext:value-type="float">
            <text:p>204</text:p>
          </table:table-cell>
          <table:table-cell table:formula="of:=FLOOR([.$I$3]+([.A29]-1)*[.$I$4])" office:value-type="float" office:value="31" calcext:value-type="float">
            <text:p>31</text:p>
          </table:table-cell>
          <table:table-cell table:formula="of:=[.$I$5]+([.A29]-1)*[.$I$6]" office:value-type="float" office:value="3" calcext:value-type="float">
            <text:p>3</text:p>
          </table:table-cell>
          <table:table-cell table:formula="of:=[.B29]+[.B29]*([.C29]/100*[.D29])" office:value-type="float" office:value="393.72" calcext:value-type="float">
            <text:p>394</text:p>
          </table:table-cell>
          <table:table-cell table:formula="of:=[.E29]/[.$E$3]" office:value-type="float" office:value="3.42365217391304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I$1] + ([.A30]-1)*[.$I$2]" office:value-type="float" office:value="208" calcext:value-type="float">
            <text:p>208</text:p>
          </table:table-cell>
          <table:table-cell table:formula="of:=FLOOR([.$I$3]+([.A30]-1)*[.$I$4])" office:value-type="float" office:value="32" calcext:value-type="float">
            <text:p>32</text:p>
          </table:table-cell>
          <table:table-cell table:formula="of:=[.$I$5]+([.A30]-1)*[.$I$6]" office:value-type="float" office:value="3" calcext:value-type="float">
            <text:p>3</text:p>
          </table:table-cell>
          <table:table-cell table:formula="of:=[.B30]+[.B30]*([.C30]/100*[.D30])" office:value-type="float" office:value="407.68" calcext:value-type="float">
            <text:p>408</text:p>
          </table:table-cell>
          <table:table-cell table:formula="of:=[.E30]/[.$E$3]" office:value-type="float" office:value="3.54504347826087" calcext:value-type="float">
            <text:p>3.5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I$1] + ([.A31]-1)*[.$I$2]" office:value-type="float" office:value="212" calcext:value-type="float">
            <text:p>212</text:p>
          </table:table-cell>
          <table:table-cell table:formula="of:=FLOOR([.$I$3]+([.A31]-1)*[.$I$4])" office:value-type="float" office:value="33" calcext:value-type="float">
            <text:p>33</text:p>
          </table:table-cell>
          <table:table-cell table:formula="of:=[.$I$5]+([.A31]-1)*[.$I$6]" office:value-type="float" office:value="3" calcext:value-type="float">
            <text:p>3</text:p>
          </table:table-cell>
          <table:table-cell table:formula="of:=[.B31]+[.B31]*([.C31]/100*[.D31])" office:value-type="float" office:value="421.88" calcext:value-type="float">
            <text:p>422</text:p>
          </table:table-cell>
          <table:table-cell table:formula="of:=[.E31]/[.$E$3]" office:value-type="float" office:value="3.66852173913043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I$1] + ([.A32]-1)*[.$I$2]" office:value-type="float" office:value="216" calcext:value-type="float">
            <text:p>216</text:p>
          </table:table-cell>
          <table:table-cell table:formula="of:=FLOOR([.$I$3]+([.A32]-1)*[.$I$4])" office:value-type="float" office:value="34" calcext:value-type="float">
            <text:p>34</text:p>
          </table:table-cell>
          <table:table-cell table:formula="of:=[.$I$5]+([.A32]-1)*[.$I$6]" office:value-type="float" office:value="3" calcext:value-type="float">
            <text:p>3</text:p>
          </table:table-cell>
          <table:table-cell table:formula="of:=[.B32]+[.B32]*([.C32]/100*[.D32])" office:value-type="float" office:value="436.32" calcext:value-type="float">
            <text:p>436</text:p>
          </table:table-cell>
          <table:table-cell table:formula="of:=[.E32]/[.$E$3]" office:value-type="float" office:value="3.79408695652174" calcext:value-type="float">
            <text:p>3.7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I$1] + ([.A33]-1)*[.$I$2]" office:value-type="float" office:value="220" calcext:value-type="float">
            <text:p>220</text:p>
          </table:table-cell>
          <table:table-cell table:formula="of:=FLOOR([.$I$3]+([.A33]-1)*[.$I$4])" office:value-type="float" office:value="35" calcext:value-type="float">
            <text:p>35</text:p>
          </table:table-cell>
          <table:table-cell table:formula="of:=[.$I$5]+([.A33]-1)*[.$I$6]" office:value-type="float" office:value="3" calcext:value-type="float">
            <text:p>3</text:p>
          </table:table-cell>
          <table:table-cell table:formula="of:=[.B33]+[.B33]*([.C33]/100*[.D33])" office:value-type="float" office:value="451" calcext:value-type="float">
            <text:p>451</text:p>
          </table:table-cell>
          <table:table-cell table:formula="of:=[.E33]/[.$E$3]" office:value-type="float" office:value="3.92173913043478" calcext:value-type="float">
            <text:p>3.9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I$1] + ([.A34]-1)*[.$I$2]" office:value-type="float" office:value="224" calcext:value-type="float">
            <text:p>224</text:p>
          </table:table-cell>
          <table:table-cell table:formula="of:=FLOOR([.$I$3]+([.A34]-1)*[.$I$4])" office:value-type="float" office:value="36" calcext:value-type="float">
            <text:p>36</text:p>
          </table:table-cell>
          <table:table-cell table:formula="of:=[.$I$5]+([.A34]-1)*[.$I$6]" office:value-type="float" office:value="3" calcext:value-type="float">
            <text:p>3</text:p>
          </table:table-cell>
          <table:table-cell table:formula="of:=[.B34]+[.B34]*([.C34]/100*[.D34])" office:value-type="float" office:value="465.92" calcext:value-type="float">
            <text:p>466</text:p>
          </table:table-cell>
          <table:table-cell table:formula="of:=[.E34]/[.$E$3]" office:value-type="float" office:value="4.05147826086957" calcext:value-type="float">
            <text:p>4.0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I$1] + ([.A35]-1)*[.$I$2]" office:value-type="float" office:value="228" calcext:value-type="float">
            <text:p>228</text:p>
          </table:table-cell>
          <table:table-cell table:formula="of:=FLOOR([.$I$3]+([.A35]-1)*[.$I$4])" office:value-type="float" office:value="37" calcext:value-type="float">
            <text:p>37</text:p>
          </table:table-cell>
          <table:table-cell table:formula="of:=[.$I$5]+([.A35]-1)*[.$I$6]" office:value-type="float" office:value="3" calcext:value-type="float">
            <text:p>3</text:p>
          </table:table-cell>
          <table:table-cell table:formula="of:=[.B35]+[.B35]*([.C35]/100*[.D35])" office:value-type="float" office:value="481.08" calcext:value-type="float">
            <text:p>481</text:p>
          </table:table-cell>
          <table:table-cell table:formula="of:=[.E35]/[.$E$3]" office:value-type="float" office:value="4.18330434782609" calcext:value-type="float">
            <text:p>4.1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I$1] + ([.A36]-1)*[.$I$2]" office:value-type="float" office:value="232" calcext:value-type="float">
            <text:p>232</text:p>
          </table:table-cell>
          <table:table-cell table:formula="of:=FLOOR([.$I$3]+([.A36]-1)*[.$I$4])" office:value-type="float" office:value="38" calcext:value-type="float">
            <text:p>38</text:p>
          </table:table-cell>
          <table:table-cell table:formula="of:=[.$I$5]+([.A36]-1)*[.$I$6]" office:value-type="float" office:value="3" calcext:value-type="float">
            <text:p>3</text:p>
          </table:table-cell>
          <table:table-cell table:formula="of:=[.B36]+[.B36]*([.C36]/100*[.D36])" office:value-type="float" office:value="496.48" calcext:value-type="float">
            <text:p>496</text:p>
          </table:table-cell>
          <table:table-cell table:formula="of:=[.E36]/[.$E$3]" office:value-type="float" office:value="4.31721739130435" calcext:value-type="float">
            <text:p>4.3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I$1] + ([.A37]-1)*[.$I$2]" office:value-type="float" office:value="236" calcext:value-type="float">
            <text:p>236</text:p>
          </table:table-cell>
          <table:table-cell table:formula="of:=FLOOR([.$I$3]+([.A37]-1)*[.$I$4])" office:value-type="float" office:value="39" calcext:value-type="float">
            <text:p>39</text:p>
          </table:table-cell>
          <table:table-cell table:formula="of:=[.$I$5]+([.A37]-1)*[.$I$6]" office:value-type="float" office:value="3" calcext:value-type="float">
            <text:p>3</text:p>
          </table:table-cell>
          <table:table-cell table:formula="of:=[.B37]+[.B37]*([.C37]/100*[.D37])" office:value-type="float" office:value="512.12" calcext:value-type="float">
            <text:p>512</text:p>
          </table:table-cell>
          <table:table-cell table:formula="of:=[.E37]/[.$E$3]" office:value-type="float" office:value="4.45321739130435" calcext:value-type="float">
            <text:p>4.4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I$1] + ([.A38]-1)*[.$I$2]" office:value-type="float" office:value="240" calcext:value-type="float">
            <text:p>240</text:p>
          </table:table-cell>
          <table:table-cell table:formula="of:=FLOOR([.$I$3]+([.A38]-1)*[.$I$4])" office:value-type="float" office:value="40" calcext:value-type="float">
            <text:p>40</text:p>
          </table:table-cell>
          <table:table-cell table:formula="of:=[.$I$5]+([.A38]-1)*[.$I$6]" office:value-type="float" office:value="3" calcext:value-type="float">
            <text:p>3</text:p>
          </table:table-cell>
          <table:table-cell table:formula="of:=[.B38]+[.B38]*([.C38]/100*[.D38])" office:value-type="float" office:value="528" calcext:value-type="float">
            <text:p>528</text:p>
          </table:table-cell>
          <table:table-cell table:formula="of:=[.E38]/[.$E$3]" office:value-type="float" office:value="4.59130434782609" calcext:value-type="float">
            <text:p>4.5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I$1] + ([.A39]-1)*[.$I$2]" office:value-type="float" office:value="244" calcext:value-type="float">
            <text:p>244</text:p>
          </table:table-cell>
          <table:table-cell table:formula="of:=FLOOR([.$I$3]+([.A39]-1)*[.$I$4])" office:value-type="float" office:value="41" calcext:value-type="float">
            <text:p>41</text:p>
          </table:table-cell>
          <table:table-cell table:formula="of:=[.$I$5]+([.A39]-1)*[.$I$6]" office:value-type="float" office:value="3" calcext:value-type="float">
            <text:p>3</text:p>
          </table:table-cell>
          <table:table-cell table:formula="of:=[.B39]+[.B39]*([.C39]/100*[.D39])" office:value-type="float" office:value="544.12" calcext:value-type="float">
            <text:p>544</text:p>
          </table:table-cell>
          <table:table-cell table:formula="of:=[.E39]/[.$E$3]" office:value-type="float" office:value="4.73147826086957" calcext:value-type="float">
            <text:p>4.7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I$1] + ([.A40]-1)*[.$I$2]" office:value-type="float" office:value="248" calcext:value-type="float">
            <text:p>248</text:p>
          </table:table-cell>
          <table:table-cell table:formula="of:=FLOOR([.$I$3]+([.A40]-1)*[.$I$4])" office:value-type="float" office:value="42" calcext:value-type="float">
            <text:p>42</text:p>
          </table:table-cell>
          <table:table-cell table:formula="of:=[.$I$5]+([.A40]-1)*[.$I$6]" office:value-type="float" office:value="3" calcext:value-type="float">
            <text:p>3</text:p>
          </table:table-cell>
          <table:table-cell table:formula="of:=[.B40]+[.B40]*([.C40]/100*[.D40])" office:value-type="float" office:value="560.48" calcext:value-type="float">
            <text:p>560</text:p>
          </table:table-cell>
          <table:table-cell table:formula="of:=[.E40]/[.$E$3]" office:value-type="float" office:value="4.87373913043478" calcext:value-type="float">
            <text:p>4.8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I$1] + ([.A41]-1)*[.$I$2]" office:value-type="float" office:value="252" calcext:value-type="float">
            <text:p>252</text:p>
          </table:table-cell>
          <table:table-cell table:formula="of:=FLOOR([.$I$3]+([.A41]-1)*[.$I$4])" office:value-type="float" office:value="43" calcext:value-type="float">
            <text:p>43</text:p>
          </table:table-cell>
          <table:table-cell table:formula="of:=[.$I$5]+([.A41]-1)*[.$I$6]" office:value-type="float" office:value="3" calcext:value-type="float">
            <text:p>3</text:p>
          </table:table-cell>
          <table:table-cell table:formula="of:=[.B41]+[.B41]*([.C41]/100*[.D41])" office:value-type="float" office:value="577.08" calcext:value-type="float">
            <text:p>577</text:p>
          </table:table-cell>
          <table:table-cell table:formula="of:=[.E41]/[.$E$3]" office:value-type="float" office:value="5.01808695652174" calcext:value-type="float">
            <text:p>5.0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I$1] + ([.A42]-1)*[.$I$2]" office:value-type="float" office:value="256" calcext:value-type="float">
            <text:p>256</text:p>
          </table:table-cell>
          <table:table-cell table:formula="of:=FLOOR([.$I$3]+([.A42]-1)*[.$I$4])" office:value-type="float" office:value="44" calcext:value-type="float">
            <text:p>44</text:p>
          </table:table-cell>
          <table:table-cell table:formula="of:=[.$I$5]+([.A42]-1)*[.$I$6]" office:value-type="float" office:value="3" calcext:value-type="float">
            <text:p>3</text:p>
          </table:table-cell>
          <table:table-cell table:formula="of:=[.B42]+[.B42]*([.C42]/100*[.D42])" office:value-type="float" office:value="593.92" calcext:value-type="float">
            <text:p>594</text:p>
          </table:table-cell>
          <table:table-cell table:formula="of:=[.E42]/[.$E$3]" office:value-type="float" office:value="5.16452173913044" calcext:value-type="float">
            <text:p>5.1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I$1] + ([.A43]-1)*[.$I$2]" office:value-type="float" office:value="260" calcext:value-type="float">
            <text:p>260</text:p>
          </table:table-cell>
          <table:table-cell table:formula="of:=FLOOR([.$I$3]+([.A43]-1)*[.$I$4])" office:value-type="float" office:value="45" calcext:value-type="float">
            <text:p>45</text:p>
          </table:table-cell>
          <table:table-cell table:formula="of:=[.$I$5]+([.A43]-1)*[.$I$6]" office:value-type="float" office:value="3" calcext:value-type="float">
            <text:p>3</text:p>
          </table:table-cell>
          <table:table-cell table:formula="of:=[.B43]+[.B43]*([.C43]/100*[.D43])" office:value-type="float" office:value="611" calcext:value-type="float">
            <text:p>611</text:p>
          </table:table-cell>
          <table:table-cell table:formula="of:=[.E43]/[.$E$3]" office:value-type="float" office:value="5.31304347826087" calcext:value-type="float">
            <text:p>5.3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I$1] + ([.A44]-1)*[.$I$2]" office:value-type="float" office:value="264" calcext:value-type="float">
            <text:p>264</text:p>
          </table:table-cell>
          <table:table-cell table:formula="of:=FLOOR([.$I$3]+([.A44]-1)*[.$I$4])" office:value-type="float" office:value="46" calcext:value-type="float">
            <text:p>46</text:p>
          </table:table-cell>
          <table:table-cell table:formula="of:=[.$I$5]+([.A44]-1)*[.$I$6]" office:value-type="float" office:value="3" calcext:value-type="float">
            <text:p>3</text:p>
          </table:table-cell>
          <table:table-cell table:formula="of:=[.B44]+[.B44]*([.C44]/100*[.D44])" office:value-type="float" office:value="628.32" calcext:value-type="float">
            <text:p>628</text:p>
          </table:table-cell>
          <table:table-cell table:formula="of:=[.E44]/[.$E$3]" office:value-type="float" office:value="5.46365217391304" calcext:value-type="float">
            <text:p>5.4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I$1] + ([.A45]-1)*[.$I$2]" office:value-type="float" office:value="268" calcext:value-type="float">
            <text:p>268</text:p>
          </table:table-cell>
          <table:table-cell table:formula="of:=FLOOR([.$I$3]+([.A45]-1)*[.$I$4])" office:value-type="float" office:value="47" calcext:value-type="float">
            <text:p>47</text:p>
          </table:table-cell>
          <table:table-cell table:formula="of:=[.$I$5]+([.A45]-1)*[.$I$6]" office:value-type="float" office:value="3" calcext:value-type="float">
            <text:p>3</text:p>
          </table:table-cell>
          <table:table-cell table:formula="of:=[.B45]+[.B45]*([.C45]/100*[.D45])" office:value-type="float" office:value="645.88" calcext:value-type="float">
            <text:p>646</text:p>
          </table:table-cell>
          <table:table-cell table:formula="of:=[.E45]/[.$E$3]" office:value-type="float" office:value="5.61634782608696" calcext:value-type="float">
            <text:p>5.6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I$1] + ([.A46]-1)*[.$I$2]" office:value-type="float" office:value="272" calcext:value-type="float">
            <text:p>272</text:p>
          </table:table-cell>
          <table:table-cell table:formula="of:=FLOOR([.$I$3]+([.A46]-1)*[.$I$4])" office:value-type="float" office:value="48" calcext:value-type="float">
            <text:p>48</text:p>
          </table:table-cell>
          <table:table-cell table:formula="of:=[.$I$5]+([.A46]-1)*[.$I$6]" office:value-type="float" office:value="3" calcext:value-type="float">
            <text:p>3</text:p>
          </table:table-cell>
          <table:table-cell table:formula="of:=[.B46]+[.B46]*([.C46]/100*[.D46])" office:value-type="float" office:value="663.68" calcext:value-type="float">
            <text:p>664</text:p>
          </table:table-cell>
          <table:table-cell table:formula="of:=[.E46]/[.$E$3]" office:value-type="float" office:value="5.77113043478261" calcext:value-type="float">
            <text:p>5.7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I$1] + ([.A47]-1)*[.$I$2]" office:value-type="float" office:value="276" calcext:value-type="float">
            <text:p>276</text:p>
          </table:table-cell>
          <table:table-cell table:formula="of:=FLOOR([.$I$3]+([.A47]-1)*[.$I$4])" office:value-type="float" office:value="49" calcext:value-type="float">
            <text:p>49</text:p>
          </table:table-cell>
          <table:table-cell table:formula="of:=[.$I$5]+([.A47]-1)*[.$I$6]" office:value-type="float" office:value="3" calcext:value-type="float">
            <text:p>3</text:p>
          </table:table-cell>
          <table:table-cell table:formula="of:=[.B47]+[.B47]*([.C47]/100*[.D47])" office:value-type="float" office:value="681.72" calcext:value-type="float">
            <text:p>682</text:p>
          </table:table-cell>
          <table:table-cell table:formula="of:=[.E47]/[.$E$3]" office:value-type="float" office:value="5.928" calcext:value-type="float">
            <text:p>5.9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I$1] + ([.A48]-1)*[.$I$2]" office:value-type="float" office:value="280" calcext:value-type="float">
            <text:p>280</text:p>
          </table:table-cell>
          <table:table-cell table:formula="of:=FLOOR([.$I$3]+([.A48]-1)*[.$I$4])" office:value-type="float" office:value="50" calcext:value-type="float">
            <text:p>50</text:p>
          </table:table-cell>
          <table:table-cell table:formula="of:=[.$I$5]+([.A48]-1)*[.$I$6]" office:value-type="float" office:value="3" calcext:value-type="float">
            <text:p>3</text:p>
          </table:table-cell>
          <table:table-cell table:formula="of:=[.B48]+[.B48]*([.C48]/100*[.D48])" office:value-type="float" office:value="700" calcext:value-type="float">
            <text:p>700</text:p>
          </table:table-cell>
          <table:table-cell table:formula="of:=[.E48]/[.$E$3]" office:value-type="float" office:value="6.08695652173913" calcext:value-type="float">
            <text:p>6.0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I$1] + ([.A49]-1)*[.$I$2]" office:value-type="float" office:value="284" calcext:value-type="float">
            <text:p>284</text:p>
          </table:table-cell>
          <table:table-cell table:formula="of:=FLOOR([.$I$3]+([.A49]-1)*[.$I$4])" office:value-type="float" office:value="51" calcext:value-type="float">
            <text:p>51</text:p>
          </table:table-cell>
          <table:table-cell table:formula="of:=[.$I$5]+([.A49]-1)*[.$I$6]" office:value-type="float" office:value="3" calcext:value-type="float">
            <text:p>3</text:p>
          </table:table-cell>
          <table:table-cell table:formula="of:=[.B49]+[.B49]*([.C49]/100*[.D49])" office:value-type="float" office:value="718.52" calcext:value-type="float">
            <text:p>719</text:p>
          </table:table-cell>
          <table:table-cell table:formula="of:=[.E49]/[.$E$3]" office:value-type="float" office:value="6.248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I$1] + ([.A50]-1)*[.$I$2]" office:value-type="float" office:value="288" calcext:value-type="float">
            <text:p>288</text:p>
          </table:table-cell>
          <table:table-cell table:formula="of:=FLOOR([.$I$3]+([.A50]-1)*[.$I$4])" office:value-type="float" office:value="52" calcext:value-type="float">
            <text:p>52</text:p>
          </table:table-cell>
          <table:table-cell table:formula="of:=[.$I$5]+([.A50]-1)*[.$I$6]" office:value-type="float" office:value="3" calcext:value-type="float">
            <text:p>3</text:p>
          </table:table-cell>
          <table:table-cell table:formula="of:=[.B50]+[.B50]*([.C50]/100*[.D50])" office:value-type="float" office:value="737.28" calcext:value-type="float">
            <text:p>737</text:p>
          </table:table-cell>
          <table:table-cell table:formula="of:=[.E50]/[.$E$3]" office:value-type="float" office:value="6.41113043478261" calcext:value-type="float">
            <text:p>6.4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I$1] + ([.A51]-1)*[.$I$2]" office:value-type="float" office:value="292" calcext:value-type="float">
            <text:p>292</text:p>
          </table:table-cell>
          <table:table-cell table:formula="of:=FLOOR([.$I$3]+([.A51]-1)*[.$I$4])" office:value-type="float" office:value="53" calcext:value-type="float">
            <text:p>53</text:p>
          </table:table-cell>
          <table:table-cell table:formula="of:=[.$I$5]+([.A51]-1)*[.$I$6]" office:value-type="float" office:value="3" calcext:value-type="float">
            <text:p>3</text:p>
          </table:table-cell>
          <table:table-cell table:formula="of:=[.B51]+[.B51]*([.C51]/100*[.D51])" office:value-type="float" office:value="756.28" calcext:value-type="float">
            <text:p>756</text:p>
          </table:table-cell>
          <table:table-cell table:formula="of:=[.E51]/[.$E$3]" office:value-type="float" office:value="6.57634782608696" calcext:value-type="float">
            <text:p>6.5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I$1] + ([.A52]-1)*[.$I$2]" office:value-type="float" office:value="296" calcext:value-type="float">
            <text:p>296</text:p>
          </table:table-cell>
          <table:table-cell table:formula="of:=FLOOR([.$I$3]+([.A52]-1)*[.$I$4])" office:value-type="float" office:value="54" calcext:value-type="float">
            <text:p>54</text:p>
          </table:table-cell>
          <table:table-cell table:formula="of:=[.$I$5]+([.A52]-1)*[.$I$6]" office:value-type="float" office:value="3" calcext:value-type="float">
            <text:p>3</text:p>
          </table:table-cell>
          <table:table-cell table:formula="of:=[.B52]+[.B52]*([.C52]/100*[.D52])" office:value-type="float" office:value="775.52" calcext:value-type="float">
            <text:p>776</text:p>
          </table:table-cell>
          <table:table-cell table:formula="of:=[.E52]/[.$E$3]" office:value-type="float" office:value="6.74365217391304" calcext:value-type="float">
            <text:p>6.74</text:p>
          </table:table-cell>
          <table:table-cell table:number-columns-repeated="4"/>
        </table:table-row>
      </table:table>
      <table:table table:name="att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6" office:value-type="string" calcext:value-type="string">
            <text:p>ATTACK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weapon damage bas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weapon damage percent</text:p>
          </table:table-cell>
          <table:table-cell office:value-type="string" calcext:value-type="string">
            <text:p>crit chance</text:p>
          </table:table-cell>
          <table:table-cell office:value-type="string" calcext:value-type="string">
            <text:p>crit multiplier</text:p>
          </table:table-cell>
          <table:table-cell table:style-name="Default" office:value-type="string" calcext:value-type="string">
            <text:p>total weapon damage avg</text:p>
          </table:table-cell>
          <table:table-cell office:value-type="string" calcext:value-type="string">
            <text:p>vs base</text:p>
          </table:table-cell>
          <table:table-cell/>
          <table:table-cell office:value-type="string" calcext:value-type="string">
            <text:p>weapon damage per lev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 + ([.A3]-1)*[.$I$2]" office:value-type="float" office:value="100" calcext:value-type="float">
            <text:p>100</text:p>
          </table:table-cell>
          <table:table-cell table:formula="of:=FLOOR([.$I$3]+([.A3]-1)*[.$I$4])" office:value-type="float" office:value="8" calcext:value-type="float">
            <text:p>8</text:p>
          </table:table-cell>
          <table:table-cell table:formula="of:=[.$I$5]+([.A3]-1)*[.$I$6]" office:value-type="float" office:value="2" calcext:value-type="float">
            <text:p>2</text:p>
          </table:table-cell>
          <table:table-cell table:formula="of:=[.B3]+[.B3]*([.C3]/100*[.D3])" office:value-type="float" office:value="116" calcext:value-type="float">
            <text:p>116</text:p>
          </table:table-cell>
          <table:table-cell table:formula="of:=[.E3]/[.$E$3]" office:value-type="float" office:value="1" calcext:value-type="float">
            <text:p>1</text:p>
          </table:table-cell>
          <table:table-cell/>
          <table:table-cell office:value-type="string" calcext:value-type="string">
            <text:p>crit ba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 + ([.A4]-1)*[.$I$2]" office:value-type="float" office:value="102" calcext:value-type="float">
            <text:p>102</text:p>
          </table:table-cell>
          <table:table-cell table:formula="of:=FLOOR([.$I$3]+([.A4]-1)*[.$I$4])" office:value-type="float" office:value="8" calcext:value-type="float">
            <text:p>8</text:p>
          </table:table-cell>
          <table:table-cell table:formula="of:=[.$I$5]+([.A4]-1)*[.$I$6]" office:value-type="float" office:value="2.02" calcext:value-type="float">
            <text:p>2.02</text:p>
          </table:table-cell>
          <table:table-cell table:formula="of:=[.B4]+[.B4]*([.C4]/100*[.D4])" office:value-type="float" office:value="118.4832" calcext:value-type="float">
            <text:p>118</text:p>
          </table:table-cell>
          <table:table-cell table:formula="of:=[.E4]/[.$E$3]" office:value-type="float" office:value="1.02140689655172" calcext:value-type="float">
            <text:p>1.02</text:p>
          </table:table-cell>
          <table:table-cell/>
          <table:table-cell office:value-type="string" calcext:value-type="string">
            <text:p>crit per level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 + ([.A5]-1)*[.$I$2]" office:value-type="float" office:value="104" calcext:value-type="float">
            <text:p>104</text:p>
          </table:table-cell>
          <table:table-cell table:formula="of:=FLOOR([.$I$3]+([.A5]-1)*[.$I$4])" office:value-type="float" office:value="8" calcext:value-type="float">
            <text:p>8</text:p>
          </table:table-cell>
          <table:table-cell table:formula="of:=[.$I$5]+([.A5]-1)*[.$I$6]" office:value-type="float" office:value="2.04" calcext:value-type="float">
            <text:p>2.04</text:p>
          </table:table-cell>
          <table:table-cell table:formula="of:=[.B5]+[.B5]*([.C5]/100*[.D5])" office:value-type="float" office:value="120.9728" calcext:value-type="float">
            <text:p>121</text:p>
          </table:table-cell>
          <table:table-cell table:formula="of:=[.E5]/[.$E$3]" office:value-type="float" office:value="1.04286896551724" calcext:value-type="float">
            <text:p>1.04</text:p>
          </table:table-cell>
          <table:table-cell/>
          <table:table-cell office:value-type="string" calcext:value-type="string">
            <text:p>crit multipli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 + ([.A6]-1)*[.$I$2]" office:value-type="float" office:value="106" calcext:value-type="float">
            <text:p>106</text:p>
          </table:table-cell>
          <table:table-cell table:formula="of:=FLOOR([.$I$3]+([.A6]-1)*[.$I$4])" office:value-type="float" office:value="8" calcext:value-type="float">
            <text:p>8</text:p>
          </table:table-cell>
          <table:table-cell table:formula="of:=[.$I$5]+([.A6]-1)*[.$I$6]" office:value-type="float" office:value="2.06" calcext:value-type="float">
            <text:p>2.06</text:p>
          </table:table-cell>
          <table:table-cell table:formula="of:=[.B6]+[.B6]*([.C6]/100*[.D6])" office:value-type="float" office:value="123.4688" calcext:value-type="float">
            <text:p>123</text:p>
          </table:table-cell>
          <table:table-cell table:formula="of:=[.E6]/[.$E$3]" office:value-type="float" office:value="1.06438620689655" calcext:value-type="float">
            <text:p>1.06</text:p>
          </table:table-cell>
          <table:table-cell/>
          <table:table-cell office:value-type="string" calcext:value-type="string">
            <text:p>crit multiplier per level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 + ([.A7]-1)*[.$I$2]" office:value-type="float" office:value="108" calcext:value-type="float">
            <text:p>108</text:p>
          </table:table-cell>
          <table:table-cell table:formula="of:=FLOOR([.$I$3]+([.A7]-1)*[.$I$4])" office:value-type="float" office:value="9" calcext:value-type="float">
            <text:p>9</text:p>
          </table:table-cell>
          <table:table-cell table:formula="of:=[.$I$5]+([.A7]-1)*[.$I$6]" office:value-type="float" office:value="2.08" calcext:value-type="float">
            <text:p>2.08</text:p>
          </table:table-cell>
          <table:table-cell table:formula="of:=[.B7]+[.B7]*([.C7]/100*[.D7])" office:value-type="float" office:value="128.2176" calcext:value-type="float">
            <text:p>128</text:p>
          </table:table-cell>
          <table:table-cell table:formula="of:=[.E7]/[.$E$3]" office:value-type="float" office:value="1.10532413793103" calcext:value-type="float">
            <text:p>1.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 + ([.A8]-1)*[.$I$2]" office:value-type="float" office:value="110" calcext:value-type="float">
            <text:p>110</text:p>
          </table:table-cell>
          <table:table-cell table:formula="of:=FLOOR([.$I$3]+([.A8]-1)*[.$I$4])" office:value-type="float" office:value="9" calcext:value-type="float">
            <text:p>9</text:p>
          </table:table-cell>
          <table:table-cell table:formula="of:=[.$I$5]+([.A8]-1)*[.$I$6]" office:value-type="float" office:value="2.1" calcext:value-type="float">
            <text:p>2.1</text:p>
          </table:table-cell>
          <table:table-cell table:formula="of:=[.B8]+[.B8]*([.C8]/100*[.D8])" office:value-type="float" office:value="130.79" calcext:value-type="float">
            <text:p>131</text:p>
          </table:table-cell>
          <table:table-cell table:formula="of:=[.E8]/[.$E$3]" office:value-type="float" office:value="1.1275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 + ([.A9]-1)*[.$I$2]" office:value-type="float" office:value="112" calcext:value-type="float">
            <text:p>112</text:p>
          </table:table-cell>
          <table:table-cell table:formula="of:=FLOOR([.$I$3]+([.A9]-1)*[.$I$4])" office:value-type="float" office:value="9" calcext:value-type="float">
            <text:p>9</text:p>
          </table:table-cell>
          <table:table-cell table:formula="of:=[.$I$5]+([.A9]-1)*[.$I$6]" office:value-type="float" office:value="2.12" calcext:value-type="float">
            <text:p>2.12</text:p>
          </table:table-cell>
          <table:table-cell table:formula="of:=[.B9]+[.B9]*([.C9]/100*[.D9])" office:value-type="float" office:value="133.3696" calcext:value-type="float">
            <text:p>133</text:p>
          </table:table-cell>
          <table:table-cell table:formula="of:=[.E9]/[.$E$3]" office:value-type="float" office:value="1.14973793103448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 + ([.A10]-1)*[.$I$2]" office:value-type="float" office:value="114" calcext:value-type="float">
            <text:p>114</text:p>
          </table:table-cell>
          <table:table-cell table:formula="of:=FLOOR([.$I$3]+([.A10]-1)*[.$I$4])" office:value-type="float" office:value="9" calcext:value-type="float">
            <text:p>9</text:p>
          </table:table-cell>
          <table:table-cell table:formula="of:=[.$I$5]+([.A10]-1)*[.$I$6]" office:value-type="float" office:value="2.14" calcext:value-type="float">
            <text:p>2.14</text:p>
          </table:table-cell>
          <table:table-cell table:formula="of:=[.B10]+[.B10]*([.C10]/100*[.D10])" office:value-type="float" office:value="135.9564" calcext:value-type="float">
            <text:p>136</text:p>
          </table:table-cell>
          <table:table-cell table:formula="of:=[.E10]/[.$E$3]" office:value-type="float" office:value="1.17203793103448" calcext:value-type="float">
            <text:p>1.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 + ([.A11]-1)*[.$I$2]" office:value-type="float" office:value="116" calcext:value-type="float">
            <text:p>116</text:p>
          </table:table-cell>
          <table:table-cell table:formula="of:=FLOOR([.$I$3]+([.A11]-1)*[.$I$4])" office:value-type="float" office:value="10" calcext:value-type="float">
            <text:p>10</text:p>
          </table:table-cell>
          <table:table-cell table:formula="of:=[.$I$5]+([.A11]-1)*[.$I$6]" office:value-type="float" office:value="2.16" calcext:value-type="float">
            <text:p>2.16</text:p>
          </table:table-cell>
          <table:table-cell table:formula="of:=[.B11]+[.B11]*([.C11]/100*[.D11])" office:value-type="float" office:value="141.056" calcext:value-type="float">
            <text:p>141</text:p>
          </table:table-cell>
          <table:table-cell table:formula="of:=[.E11]/[.$E$3]" office:value-type="float" office:value="1.216" calcext:value-type="float">
            <text:p>1.2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 + ([.A12]-1)*[.$I$2]" office:value-type="float" office:value="118" calcext:value-type="float">
            <text:p>118</text:p>
          </table:table-cell>
          <table:table-cell table:formula="of:=FLOOR([.$I$3]+([.A12]-1)*[.$I$4])" office:value-type="float" office:value="10" calcext:value-type="float">
            <text:p>10</text:p>
          </table:table-cell>
          <table:table-cell table:formula="of:=[.$I$5]+([.A12]-1)*[.$I$6]" office:value-type="float" office:value="2.18" calcext:value-type="float">
            <text:p>2.18</text:p>
          </table:table-cell>
          <table:table-cell table:formula="of:=[.B12]+[.B12]*([.C12]/100*[.D12])" office:value-type="float" office:value="143.724" calcext:value-type="float">
            <text:p>144</text:p>
          </table:table-cell>
          <table:table-cell table:formula="of:=[.E12]/[.$E$3]" office:value-type="float" office:value="1.239" calcext:value-type="float">
            <text:p>1.2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I$1] + ([.A13]-1)*[.$I$2]" office:value-type="float" office:value="120" calcext:value-type="float">
            <text:p>120</text:p>
          </table:table-cell>
          <table:table-cell table:formula="of:=FLOOR([.$I$3]+([.A13]-1)*[.$I$4])" office:value-type="float" office:value="10" calcext:value-type="float">
            <text:p>10</text:p>
          </table:table-cell>
          <table:table-cell table:formula="of:=[.$I$5]+([.A13]-1)*[.$I$6]" office:value-type="float" office:value="2.2" calcext:value-type="float">
            <text:p>2.2</text:p>
          </table:table-cell>
          <table:table-cell table:formula="of:=[.B13]+[.B13]*([.C13]/100*[.D13])" office:value-type="float" office:value="146.4" calcext:value-type="float">
            <text:p>146</text:p>
          </table:table-cell>
          <table:table-cell table:formula="of:=[.E13]/[.$E$3]" office:value-type="float" office:value="1.26206896551724" calcext:value-type="float">
            <text:p>1.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I$1] + ([.A14]-1)*[.$I$2]" office:value-type="float" office:value="122" calcext:value-type="float">
            <text:p>122</text:p>
          </table:table-cell>
          <table:table-cell table:formula="of:=FLOOR([.$I$3]+([.A14]-1)*[.$I$4])" office:value-type="float" office:value="10" calcext:value-type="float">
            <text:p>10</text:p>
          </table:table-cell>
          <table:table-cell table:formula="of:=[.$I$5]+([.A14]-1)*[.$I$6]" office:value-type="float" office:value="2.22" calcext:value-type="float">
            <text:p>2.22</text:p>
          </table:table-cell>
          <table:table-cell table:formula="of:=[.B14]+[.B14]*([.C14]/100*[.D14])" office:value-type="float" office:value="149.084" calcext:value-type="float">
            <text:p>149</text:p>
          </table:table-cell>
          <table:table-cell table:formula="of:=[.E14]/[.$E$3]" office:value-type="float" office:value="1.28520689655172" calcext:value-type="float">
            <text:p>1.2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I$1] + ([.A15]-1)*[.$I$2]" office:value-type="float" office:value="124" calcext:value-type="float">
            <text:p>124</text:p>
          </table:table-cell>
          <table:table-cell table:formula="of:=FLOOR([.$I$3]+([.A15]-1)*[.$I$4])" office:value-type="float" office:value="11" calcext:value-type="float">
            <text:p>11</text:p>
          </table:table-cell>
          <table:table-cell table:formula="of:=[.$I$5]+([.A15]-1)*[.$I$6]" office:value-type="float" office:value="2.24" calcext:value-type="float">
            <text:p>2.24</text:p>
          </table:table-cell>
          <table:table-cell table:formula="of:=[.B15]+[.B15]*([.C15]/100*[.D15])" office:value-type="float" office:value="154.5536" calcext:value-type="float">
            <text:p>155</text:p>
          </table:table-cell>
          <table:table-cell table:formula="of:=[.E15]/[.$E$3]" office:value-type="float" office:value="1.33235862068966" calcext:value-type="float">
            <text:p>1.3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I$1] + ([.A16]-1)*[.$I$2]" office:value-type="float" office:value="126" calcext:value-type="float">
            <text:p>126</text:p>
          </table:table-cell>
          <table:table-cell table:formula="of:=FLOOR([.$I$3]+([.A16]-1)*[.$I$4])" office:value-type="float" office:value="11" calcext:value-type="float">
            <text:p>11</text:p>
          </table:table-cell>
          <table:table-cell table:formula="of:=[.$I$5]+([.A16]-1)*[.$I$6]" office:value-type="float" office:value="2.26" calcext:value-type="float">
            <text:p>2.26</text:p>
          </table:table-cell>
          <table:table-cell table:formula="of:=[.B16]+[.B16]*([.C16]/100*[.D16])" office:value-type="float" office:value="157.3236" calcext:value-type="float">
            <text:p>157</text:p>
          </table:table-cell>
          <table:table-cell table:formula="of:=[.E16]/[.$E$3]" office:value-type="float" office:value="1.35623793103448" calcext:value-type="float">
            <text:p>1.3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I$1] + ([.A17]-1)*[.$I$2]" office:value-type="float" office:value="128" calcext:value-type="float">
            <text:p>128</text:p>
          </table:table-cell>
          <table:table-cell table:formula="of:=FLOOR([.$I$3]+([.A17]-1)*[.$I$4])" office:value-type="float" office:value="11" calcext:value-type="float">
            <text:p>11</text:p>
          </table:table-cell>
          <table:table-cell table:formula="of:=[.$I$5]+([.A17]-1)*[.$I$6]" office:value-type="float" office:value="2.28" calcext:value-type="float">
            <text:p>2.28</text:p>
          </table:table-cell>
          <table:table-cell table:formula="of:=[.B17]+[.B17]*([.C17]/100*[.D17])" office:value-type="float" office:value="160.1024" calcext:value-type="float">
            <text:p>160</text:p>
          </table:table-cell>
          <table:table-cell table:formula="of:=[.E17]/[.$E$3]" office:value-type="float" office:value="1.38019310344828" calcext:value-type="float">
            <text:p>1.3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I$1] + ([.A18]-1)*[.$I$2]" office:value-type="float" office:value="130" calcext:value-type="float">
            <text:p>130</text:p>
          </table:table-cell>
          <table:table-cell table:formula="of:=FLOOR([.$I$3]+([.A18]-1)*[.$I$4])" office:value-type="float" office:value="11" calcext:value-type="float">
            <text:p>11</text:p>
          </table:table-cell>
          <table:table-cell table:formula="of:=[.$I$5]+([.A18]-1)*[.$I$6]" office:value-type="float" office:value="2.3" calcext:value-type="float">
            <text:p>2.3</text:p>
          </table:table-cell>
          <table:table-cell table:formula="of:=[.B18]+[.B18]*([.C18]/100*[.D18])" office:value-type="float" office:value="162.89" calcext:value-type="float">
            <text:p>163</text:p>
          </table:table-cell>
          <table:table-cell table:formula="of:=[.E18]/[.$E$3]" office:value-type="float" office:value="1.40422413793103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I$1] + ([.A19]-1)*[.$I$2]" office:value-type="float" office:value="132" calcext:value-type="float">
            <text:p>132</text:p>
          </table:table-cell>
          <table:table-cell table:formula="of:=FLOOR([.$I$3]+([.A19]-1)*[.$I$4])" office:value-type="float" office:value="12" calcext:value-type="float">
            <text:p>12</text:p>
          </table:table-cell>
          <table:table-cell table:formula="of:=[.$I$5]+([.A19]-1)*[.$I$6]" office:value-type="float" office:value="2.32" calcext:value-type="float">
            <text:p>2.32</text:p>
          </table:table-cell>
          <table:table-cell table:formula="of:=[.B19]+[.B19]*([.C19]/100*[.D19])" office:value-type="float" office:value="168.7488" calcext:value-type="float">
            <text:p>169</text:p>
          </table:table-cell>
          <table:table-cell table:formula="of:=[.E19]/[.$E$3]" office:value-type="float" office:value="1.45473103448276" calcext:value-type="float">
            <text:p>1.4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I$1] + ([.A20]-1)*[.$I$2]" office:value-type="float" office:value="134" calcext:value-type="float">
            <text:p>134</text:p>
          </table:table-cell>
          <table:table-cell table:formula="of:=FLOOR([.$I$3]+([.A20]-1)*[.$I$4])" office:value-type="float" office:value="12" calcext:value-type="float">
            <text:p>12</text:p>
          </table:table-cell>
          <table:table-cell table:formula="of:=[.$I$5]+([.A20]-1)*[.$I$6]" office:value-type="float" office:value="2.34" calcext:value-type="float">
            <text:p>2.34</text:p>
          </table:table-cell>
          <table:table-cell table:formula="of:=[.B20]+[.B20]*([.C20]/100*[.D20])" office:value-type="float" office:value="171.6272" calcext:value-type="float">
            <text:p>172</text:p>
          </table:table-cell>
          <table:table-cell table:formula="of:=[.E20]/[.$E$3]" office:value-type="float" office:value="1.47954482758621" calcext:value-type="float">
            <text:p>1.4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I$1] + ([.A21]-1)*[.$I$2]" office:value-type="float" office:value="136" calcext:value-type="float">
            <text:p>136</text:p>
          </table:table-cell>
          <table:table-cell table:formula="of:=FLOOR([.$I$3]+([.A21]-1)*[.$I$4])" office:value-type="float" office:value="12" calcext:value-type="float">
            <text:p>12</text:p>
          </table:table-cell>
          <table:table-cell table:formula="of:=[.$I$5]+([.A21]-1)*[.$I$6]" office:value-type="float" office:value="2.36" calcext:value-type="float">
            <text:p>2.36</text:p>
          </table:table-cell>
          <table:table-cell table:formula="of:=[.B21]+[.B21]*([.C21]/100*[.D21])" office:value-type="float" office:value="174.5152" calcext:value-type="float">
            <text:p>175</text:p>
          </table:table-cell>
          <table:table-cell table:formula="of:=[.E21]/[.$E$3]" office:value-type="float" office:value="1.50444137931034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I$1] + ([.A22]-1)*[.$I$2]" office:value-type="float" office:value="138" calcext:value-type="float">
            <text:p>138</text:p>
          </table:table-cell>
          <table:table-cell table:formula="of:=FLOOR([.$I$3]+([.A22]-1)*[.$I$4])" office:value-type="float" office:value="12" calcext:value-type="float">
            <text:p>12</text:p>
          </table:table-cell>
          <table:table-cell table:formula="of:=[.$I$5]+([.A22]-1)*[.$I$6]" office:value-type="float" office:value="2.38" calcext:value-type="float">
            <text:p>2.38</text:p>
          </table:table-cell>
          <table:table-cell table:formula="of:=[.B22]+[.B22]*([.C22]/100*[.D22])" office:value-type="float" office:value="177.4128" calcext:value-type="float">
            <text:p>177</text:p>
          </table:table-cell>
          <table:table-cell table:formula="of:=[.E22]/[.$E$3]" office:value-type="float" office:value="1.52942068965517" calcext:value-type="float">
            <text:p>1.5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I$1] + ([.A23]-1)*[.$I$2]" office:value-type="float" office:value="140" calcext:value-type="float">
            <text:p>140</text:p>
          </table:table-cell>
          <table:table-cell table:formula="of:=FLOOR([.$I$3]+([.A23]-1)*[.$I$4])" office:value-type="float" office:value="13" calcext:value-type="float">
            <text:p>13</text:p>
          </table:table-cell>
          <table:table-cell table:formula="of:=[.$I$5]+([.A23]-1)*[.$I$6]" office:value-type="float" office:value="2.4" calcext:value-type="float">
            <text:p>2.4</text:p>
          </table:table-cell>
          <table:table-cell table:formula="of:=[.B23]+[.B23]*([.C23]/100*[.D23])" office:value-type="float" office:value="183.68" calcext:value-type="float">
            <text:p>184</text:p>
          </table:table-cell>
          <table:table-cell table:formula="of:=[.E23]/[.$E$3]" office:value-type="float" office:value="1.58344827586207" calcext:value-type="float">
            <text:p>1.5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I$1] + ([.A24]-1)*[.$I$2]" office:value-type="float" office:value="142" calcext:value-type="float">
            <text:p>142</text:p>
          </table:table-cell>
          <table:table-cell table:formula="of:=FLOOR([.$I$3]+([.A24]-1)*[.$I$4])" office:value-type="float" office:value="13" calcext:value-type="float">
            <text:p>13</text:p>
          </table:table-cell>
          <table:table-cell table:formula="of:=[.$I$5]+([.A24]-1)*[.$I$6]" office:value-type="float" office:value="2.42" calcext:value-type="float">
            <text:p>2.42</text:p>
          </table:table-cell>
          <table:table-cell table:formula="of:=[.B24]+[.B24]*([.C24]/100*[.D24])" office:value-type="float" office:value="186.6732" calcext:value-type="float">
            <text:p>187</text:p>
          </table:table-cell>
          <table:table-cell table:formula="of:=[.E24]/[.$E$3]" office:value-type="float" office:value="1.60925172413793" calcext:value-type="float">
            <text:p>1.6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I$1] + ([.A25]-1)*[.$I$2]" office:value-type="float" office:value="144" calcext:value-type="float">
            <text:p>144</text:p>
          </table:table-cell>
          <table:table-cell table:formula="of:=FLOOR([.$I$3]+([.A25]-1)*[.$I$4])" office:value-type="float" office:value="13" calcext:value-type="float">
            <text:p>13</text:p>
          </table:table-cell>
          <table:table-cell table:formula="of:=[.$I$5]+([.A25]-1)*[.$I$6]" office:value-type="float" office:value="2.44" calcext:value-type="float">
            <text:p>2.44</text:p>
          </table:table-cell>
          <table:table-cell table:formula="of:=[.B25]+[.B25]*([.C25]/100*[.D25])" office:value-type="float" office:value="189.6768" calcext:value-type="float">
            <text:p>190</text:p>
          </table:table-cell>
          <table:table-cell table:formula="of:=[.E25]/[.$E$3]" office:value-type="float" office:value="1.63514482758621" calcext:value-type="float">
            <text:p>1.6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I$1] + ([.A26]-1)*[.$I$2]" office:value-type="float" office:value="146" calcext:value-type="float">
            <text:p>146</text:p>
          </table:table-cell>
          <table:table-cell table:formula="of:=FLOOR([.$I$3]+([.A26]-1)*[.$I$4])" office:value-type="float" office:value="13" calcext:value-type="float">
            <text:p>13</text:p>
          </table:table-cell>
          <table:table-cell table:formula="of:=[.$I$5]+([.A26]-1)*[.$I$6]" office:value-type="float" office:value="2.46" calcext:value-type="float">
            <text:p>2.46</text:p>
          </table:table-cell>
          <table:table-cell table:formula="of:=[.B26]+[.B26]*([.C26]/100*[.D26])" office:value-type="float" office:value="192.6908" calcext:value-type="float">
            <text:p>193</text:p>
          </table:table-cell>
          <table:table-cell table:formula="of:=[.E26]/[.$E$3]" office:value-type="float" office:value="1.6611275862069" calcext:value-type="float">
            <text:p>1.6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I$1] + ([.A27]-1)*[.$I$2]" office:value-type="float" office:value="148" calcext:value-type="float">
            <text:p>148</text:p>
          </table:table-cell>
          <table:table-cell table:formula="of:=FLOOR([.$I$3]+([.A27]-1)*[.$I$4])" office:value-type="float" office:value="14" calcext:value-type="float">
            <text:p>14</text:p>
          </table:table-cell>
          <table:table-cell table:formula="of:=[.$I$5]+([.A27]-1)*[.$I$6]" office:value-type="float" office:value="2.48" calcext:value-type="float">
            <text:p>2.48</text:p>
          </table:table-cell>
          <table:table-cell table:formula="of:=[.B27]+[.B27]*([.C27]/100*[.D27])" office:value-type="float" office:value="199.3856" calcext:value-type="float">
            <text:p>199</text:p>
          </table:table-cell>
          <table:table-cell table:formula="of:=[.E27]/[.$E$3]" office:value-type="float" office:value="1.71884137931035" calcext:value-type="float">
            <text:p>1.7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I$1] + ([.A28]-1)*[.$I$2]" office:value-type="float" office:value="150" calcext:value-type="float">
            <text:p>150</text:p>
          </table:table-cell>
          <table:table-cell table:formula="of:=FLOOR([.$I$3]+([.A28]-1)*[.$I$4])" office:value-type="float" office:value="14" calcext:value-type="float">
            <text:p>14</text:p>
          </table:table-cell>
          <table:table-cell table:formula="of:=[.$I$5]+([.A28]-1)*[.$I$6]" office:value-type="float" office:value="2.5" calcext:value-type="float">
            <text:p>2.5</text:p>
          </table:table-cell>
          <table:table-cell table:formula="of:=[.B28]+[.B28]*([.C28]/100*[.D28])" office:value-type="float" office:value="202.5" calcext:value-type="float">
            <text:p>203</text:p>
          </table:table-cell>
          <table:table-cell table:formula="of:=[.E28]/[.$E$3]" office:value-type="float" office:value="1.74568965517241" calcext:value-type="float">
            <text:p>1.7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I$1] + ([.A29]-1)*[.$I$2]" office:value-type="float" office:value="152" calcext:value-type="float">
            <text:p>152</text:p>
          </table:table-cell>
          <table:table-cell table:formula="of:=FLOOR([.$I$3]+([.A29]-1)*[.$I$4])" office:value-type="float" office:value="14" calcext:value-type="float">
            <text:p>14</text:p>
          </table:table-cell>
          <table:table-cell table:formula="of:=[.$I$5]+([.A29]-1)*[.$I$6]" office:value-type="float" office:value="2.52" calcext:value-type="float">
            <text:p>2.52</text:p>
          </table:table-cell>
          <table:table-cell table:formula="of:=[.B29]+[.B29]*([.C29]/100*[.D29])" office:value-type="float" office:value="205.6256" calcext:value-type="float">
            <text:p>206</text:p>
          </table:table-cell>
          <table:table-cell table:formula="of:=[.E29]/[.$E$3]" office:value-type="float" office:value="1.77263448275862" calcext:value-type="float">
            <text:p>1.7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I$1] + ([.A30]-1)*[.$I$2]" office:value-type="float" office:value="154" calcext:value-type="float">
            <text:p>154</text:p>
          </table:table-cell>
          <table:table-cell table:formula="of:=FLOOR([.$I$3]+([.A30]-1)*[.$I$4])" office:value-type="float" office:value="14" calcext:value-type="float">
            <text:p>14</text:p>
          </table:table-cell>
          <table:table-cell table:formula="of:=[.$I$5]+([.A30]-1)*[.$I$6]" office:value-type="float" office:value="2.54" calcext:value-type="float">
            <text:p>2.54</text:p>
          </table:table-cell>
          <table:table-cell table:formula="of:=[.B30]+[.B30]*([.C30]/100*[.D30])" office:value-type="float" office:value="208.7624" calcext:value-type="float">
            <text:p>209</text:p>
          </table:table-cell>
          <table:table-cell table:formula="of:=[.E30]/[.$E$3]" office:value-type="float" office:value="1.79967586206897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I$1] + ([.A31]-1)*[.$I$2]" office:value-type="float" office:value="156" calcext:value-type="float">
            <text:p>156</text:p>
          </table:table-cell>
          <table:table-cell table:formula="of:=FLOOR([.$I$3]+([.A31]-1)*[.$I$4])" office:value-type="float" office:value="15" calcext:value-type="float">
            <text:p>15</text:p>
          </table:table-cell>
          <table:table-cell table:formula="of:=[.$I$5]+([.A31]-1)*[.$I$6]" office:value-type="float" office:value="2.56" calcext:value-type="float">
            <text:p>2.56</text:p>
          </table:table-cell>
          <table:table-cell table:formula="of:=[.B31]+[.B31]*([.C31]/100*[.D31])" office:value-type="float" office:value="215.904" calcext:value-type="float">
            <text:p>216</text:p>
          </table:table-cell>
          <table:table-cell table:formula="of:=[.E31]/[.$E$3]" office:value-type="float" office:value="1.86124137931034" calcext:value-type="float">
            <text:p>1.8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I$1] + ([.A32]-1)*[.$I$2]" office:value-type="float" office:value="158" calcext:value-type="float">
            <text:p>158</text:p>
          </table:table-cell>
          <table:table-cell table:formula="of:=FLOOR([.$I$3]+([.A32]-1)*[.$I$4])" office:value-type="float" office:value="15" calcext:value-type="float">
            <text:p>15</text:p>
          </table:table-cell>
          <table:table-cell table:formula="of:=[.$I$5]+([.A32]-1)*[.$I$6]" office:value-type="float" office:value="2.58" calcext:value-type="float">
            <text:p>2.58</text:p>
          </table:table-cell>
          <table:table-cell table:formula="of:=[.B32]+[.B32]*([.C32]/100*[.D32])" office:value-type="float" office:value="219.146" calcext:value-type="float">
            <text:p>219</text:p>
          </table:table-cell>
          <table:table-cell table:formula="of:=[.E32]/[.$E$3]" office:value-type="float" office:value="1.88918965517241" calcext:value-type="float">
            <text:p>1.8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I$1] + ([.A33]-1)*[.$I$2]" office:value-type="float" office:value="160" calcext:value-type="float">
            <text:p>160</text:p>
          </table:table-cell>
          <table:table-cell table:formula="of:=FLOOR([.$I$3]+([.A33]-1)*[.$I$4])" office:value-type="float" office:value="15" calcext:value-type="float">
            <text:p>15</text:p>
          </table:table-cell>
          <table:table-cell table:formula="of:=[.$I$5]+([.A33]-1)*[.$I$6]" office:value-type="float" office:value="2.6" calcext:value-type="float">
            <text:p>2.6</text:p>
          </table:table-cell>
          <table:table-cell table:formula="of:=[.B33]+[.B33]*([.C33]/100*[.D33])" office:value-type="float" office:value="222.4" calcext:value-type="float">
            <text:p>222</text:p>
          </table:table-cell>
          <table:table-cell table:formula="of:=[.E33]/[.$E$3]" office:value-type="float" office:value="1.91724137931034" calcext:value-type="float">
            <text:p>1.9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I$1] + ([.A34]-1)*[.$I$2]" office:value-type="float" office:value="162" calcext:value-type="float">
            <text:p>162</text:p>
          </table:table-cell>
          <table:table-cell table:formula="of:=FLOOR([.$I$3]+([.A34]-1)*[.$I$4])" office:value-type="float" office:value="15" calcext:value-type="float">
            <text:p>15</text:p>
          </table:table-cell>
          <table:table-cell table:formula="of:=[.$I$5]+([.A34]-1)*[.$I$6]" office:value-type="float" office:value="2.62" calcext:value-type="float">
            <text:p>2.62</text:p>
          </table:table-cell>
          <table:table-cell table:formula="of:=[.B34]+[.B34]*([.C34]/100*[.D34])" office:value-type="float" office:value="225.666" calcext:value-type="float">
            <text:p>226</text:p>
          </table:table-cell>
          <table:table-cell table:formula="of:=[.E34]/[.$E$3]" office:value-type="float" office:value="1.94539655172414" calcext:value-type="float">
            <text:p>1.9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I$1] + ([.A35]-1)*[.$I$2]" office:value-type="float" office:value="164" calcext:value-type="float">
            <text:p>164</text:p>
          </table:table-cell>
          <table:table-cell table:formula="of:=FLOOR([.$I$3]+([.A35]-1)*[.$I$4])" office:value-type="float" office:value="16" calcext:value-type="float">
            <text:p>16</text:p>
          </table:table-cell>
          <table:table-cell table:formula="of:=[.$I$5]+([.A35]-1)*[.$I$6]" office:value-type="float" office:value="2.64" calcext:value-type="float">
            <text:p>2.64</text:p>
          </table:table-cell>
          <table:table-cell table:formula="of:=[.B35]+[.B35]*([.C35]/100*[.D35])" office:value-type="float" office:value="233.2736" calcext:value-type="float">
            <text:p>233</text:p>
          </table:table-cell>
          <table:table-cell table:formula="of:=[.E35]/[.$E$3]" office:value-type="float" office:value="2.01097931034483" calcext:value-type="float">
            <text:p>2.0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I$1] + ([.A36]-1)*[.$I$2]" office:value-type="float" office:value="166" calcext:value-type="float">
            <text:p>166</text:p>
          </table:table-cell>
          <table:table-cell table:formula="of:=FLOOR([.$I$3]+([.A36]-1)*[.$I$4])" office:value-type="float" office:value="16" calcext:value-type="float">
            <text:p>16</text:p>
          </table:table-cell>
          <table:table-cell table:formula="of:=[.$I$5]+([.A36]-1)*[.$I$6]" office:value-type="float" office:value="2.66" calcext:value-type="float">
            <text:p>2.66</text:p>
          </table:table-cell>
          <table:table-cell table:formula="of:=[.B36]+[.B36]*([.C36]/100*[.D36])" office:value-type="float" office:value="236.6496" calcext:value-type="float">
            <text:p>237</text:p>
          </table:table-cell>
          <table:table-cell table:formula="of:=[.E36]/[.$E$3]" office:value-type="float" office:value="2.04008275862069" calcext:value-type="float">
            <text:p>2.0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I$1] + ([.A37]-1)*[.$I$2]" office:value-type="float" office:value="168" calcext:value-type="float">
            <text:p>168</text:p>
          </table:table-cell>
          <table:table-cell table:formula="of:=FLOOR([.$I$3]+([.A37]-1)*[.$I$4])" office:value-type="float" office:value="16" calcext:value-type="float">
            <text:p>16</text:p>
          </table:table-cell>
          <table:table-cell table:formula="of:=[.$I$5]+([.A37]-1)*[.$I$6]" office:value-type="float" office:value="2.68" calcext:value-type="float">
            <text:p>2.68</text:p>
          </table:table-cell>
          <table:table-cell table:formula="of:=[.B37]+[.B37]*([.C37]/100*[.D37])" office:value-type="float" office:value="240.0384" calcext:value-type="float">
            <text:p>240</text:p>
          </table:table-cell>
          <table:table-cell table:formula="of:=[.E37]/[.$E$3]" office:value-type="float" office:value="2.06929655172414" calcext:value-type="float">
            <text:p>2.0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I$1] + ([.A38]-1)*[.$I$2]" office:value-type="float" office:value="170" calcext:value-type="float">
            <text:p>170</text:p>
          </table:table-cell>
          <table:table-cell table:formula="of:=FLOOR([.$I$3]+([.A38]-1)*[.$I$4])" office:value-type="float" office:value="16" calcext:value-type="float">
            <text:p>16</text:p>
          </table:table-cell>
          <table:table-cell table:formula="of:=[.$I$5]+([.A38]-1)*[.$I$6]" office:value-type="float" office:value="2.7" calcext:value-type="float">
            <text:p>2.7</text:p>
          </table:table-cell>
          <table:table-cell table:formula="of:=[.B38]+[.B38]*([.C38]/100*[.D38])" office:value-type="float" office:value="243.44" calcext:value-type="float">
            <text:p>243</text:p>
          </table:table-cell>
          <table:table-cell table:formula="of:=[.E38]/[.$E$3]" office:value-type="float" office:value="2.09862068965517" calcext:value-type="float">
            <text:p>2.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I$1] + ([.A39]-1)*[.$I$2]" office:value-type="float" office:value="172" calcext:value-type="float">
            <text:p>172</text:p>
          </table:table-cell>
          <table:table-cell table:formula="of:=FLOOR([.$I$3]+([.A39]-1)*[.$I$4])" office:value-type="float" office:value="17" calcext:value-type="float">
            <text:p>17</text:p>
          </table:table-cell>
          <table:table-cell table:formula="of:=[.$I$5]+([.A39]-1)*[.$I$6]" office:value-type="float" office:value="2.72" calcext:value-type="float">
            <text:p>2.72</text:p>
          </table:table-cell>
          <table:table-cell table:formula="of:=[.B39]+[.B39]*([.C39]/100*[.D39])" office:value-type="float" office:value="251.5328" calcext:value-type="float">
            <text:p>252</text:p>
          </table:table-cell>
          <table:table-cell table:formula="of:=[.E39]/[.$E$3]" office:value-type="float" office:value="2.16838620689655" calcext:value-type="float">
            <text:p>2.1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I$1] + ([.A40]-1)*[.$I$2]" office:value-type="float" office:value="174" calcext:value-type="float">
            <text:p>174</text:p>
          </table:table-cell>
          <table:table-cell table:formula="of:=FLOOR([.$I$3]+([.A40]-1)*[.$I$4])" office:value-type="float" office:value="17" calcext:value-type="float">
            <text:p>17</text:p>
          </table:table-cell>
          <table:table-cell table:formula="of:=[.$I$5]+([.A40]-1)*[.$I$6]" office:value-type="float" office:value="2.74" calcext:value-type="float">
            <text:p>2.74</text:p>
          </table:table-cell>
          <table:table-cell table:formula="of:=[.B40]+[.B40]*([.C40]/100*[.D40])" office:value-type="float" office:value="255.0492" calcext:value-type="float">
            <text:p>255</text:p>
          </table:table-cell>
          <table:table-cell table:formula="of:=[.E40]/[.$E$3]" office:value-type="float" office:value="2.1987" calcext:value-type="float">
            <text:p>2.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I$1] + ([.A41]-1)*[.$I$2]" office:value-type="float" office:value="176" calcext:value-type="float">
            <text:p>176</text:p>
          </table:table-cell>
          <table:table-cell table:formula="of:=FLOOR([.$I$3]+([.A41]-1)*[.$I$4])" office:value-type="float" office:value="17" calcext:value-type="float">
            <text:p>17</text:p>
          </table:table-cell>
          <table:table-cell table:formula="of:=[.$I$5]+([.A41]-1)*[.$I$6]" office:value-type="float" office:value="2.76" calcext:value-type="float">
            <text:p>2.76</text:p>
          </table:table-cell>
          <table:table-cell table:formula="of:=[.B41]+[.B41]*([.C41]/100*[.D41])" office:value-type="float" office:value="258.5792" calcext:value-type="float">
            <text:p>259</text:p>
          </table:table-cell>
          <table:table-cell table:formula="of:=[.E41]/[.$E$3]" office:value-type="float" office:value="2.22913103448276" calcext:value-type="float">
            <text:p>2.2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I$1] + ([.A42]-1)*[.$I$2]" office:value-type="float" office:value="178" calcext:value-type="float">
            <text:p>178</text:p>
          </table:table-cell>
          <table:table-cell table:formula="of:=FLOOR([.$I$3]+([.A42]-1)*[.$I$4])" office:value-type="float" office:value="17" calcext:value-type="float">
            <text:p>17</text:p>
          </table:table-cell>
          <table:table-cell table:formula="of:=[.$I$5]+([.A42]-1)*[.$I$6]" office:value-type="float" office:value="2.78" calcext:value-type="float">
            <text:p>2.78</text:p>
          </table:table-cell>
          <table:table-cell table:formula="of:=[.B42]+[.B42]*([.C42]/100*[.D42])" office:value-type="float" office:value="262.1228" calcext:value-type="float">
            <text:p>262</text:p>
          </table:table-cell>
          <table:table-cell table:formula="of:=[.E42]/[.$E$3]" office:value-type="float" office:value="2.25967931034483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I$1] + ([.A43]-1)*[.$I$2]" office:value-type="float" office:value="180" calcext:value-type="float">
            <text:p>180</text:p>
          </table:table-cell>
          <table:table-cell table:formula="of:=FLOOR([.$I$3]+([.A43]-1)*[.$I$4])" office:value-type="float" office:value="18" calcext:value-type="float">
            <text:p>18</text:p>
          </table:table-cell>
          <table:table-cell table:formula="of:=[.$I$5]+([.A43]-1)*[.$I$6]" office:value-type="float" office:value="2.8" calcext:value-type="float">
            <text:p>2.8</text:p>
          </table:table-cell>
          <table:table-cell table:formula="of:=[.B43]+[.B43]*([.C43]/100*[.D43])" office:value-type="float" office:value="270.72" calcext:value-type="float">
            <text:p>271</text:p>
          </table:table-cell>
          <table:table-cell table:formula="of:=[.E43]/[.$E$3]" office:value-type="float" office:value="2.33379310344828" calcext:value-type="float">
            <text:p>2.3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I$1] + ([.A44]-1)*[.$I$2]" office:value-type="float" office:value="182" calcext:value-type="float">
            <text:p>182</text:p>
          </table:table-cell>
          <table:table-cell table:formula="of:=FLOOR([.$I$3]+([.A44]-1)*[.$I$4])" office:value-type="float" office:value="18" calcext:value-type="float">
            <text:p>18</text:p>
          </table:table-cell>
          <table:table-cell table:formula="of:=[.$I$5]+([.A44]-1)*[.$I$6]" office:value-type="float" office:value="2.82" calcext:value-type="float">
            <text:p>2.82</text:p>
          </table:table-cell>
          <table:table-cell table:formula="of:=[.B44]+[.B44]*([.C44]/100*[.D44])" office:value-type="float" office:value="274.3832" calcext:value-type="float">
            <text:p>274</text:p>
          </table:table-cell>
          <table:table-cell table:formula="of:=[.E44]/[.$E$3]" office:value-type="float" office:value="2.3653724137931" calcext:value-type="float">
            <text:p>2.3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I$1] + ([.A45]-1)*[.$I$2]" office:value-type="float" office:value="184" calcext:value-type="float">
            <text:p>184</text:p>
          </table:table-cell>
          <table:table-cell table:formula="of:=FLOOR([.$I$3]+([.A45]-1)*[.$I$4])" office:value-type="float" office:value="18" calcext:value-type="float">
            <text:p>18</text:p>
          </table:table-cell>
          <table:table-cell table:formula="of:=[.$I$5]+([.A45]-1)*[.$I$6]" office:value-type="float" office:value="2.84" calcext:value-type="float">
            <text:p>2.84</text:p>
          </table:table-cell>
          <table:table-cell table:formula="of:=[.B45]+[.B45]*([.C45]/100*[.D45])" office:value-type="float" office:value="278.0608" calcext:value-type="float">
            <text:p>278</text:p>
          </table:table-cell>
          <table:table-cell table:formula="of:=[.E45]/[.$E$3]" office:value-type="float" office:value="2.39707586206897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I$1] + ([.A46]-1)*[.$I$2]" office:value-type="float" office:value="186" calcext:value-type="float">
            <text:p>186</text:p>
          </table:table-cell>
          <table:table-cell table:formula="of:=FLOOR([.$I$3]+([.A46]-1)*[.$I$4])" office:value-type="float" office:value="18" calcext:value-type="float">
            <text:p>18</text:p>
          </table:table-cell>
          <table:table-cell table:formula="of:=[.$I$5]+([.A46]-1)*[.$I$6]" office:value-type="float" office:value="2.86" calcext:value-type="float">
            <text:p>2.86</text:p>
          </table:table-cell>
          <table:table-cell table:formula="of:=[.B46]+[.B46]*([.C46]/100*[.D46])" office:value-type="float" office:value="281.7528" calcext:value-type="float">
            <text:p>282</text:p>
          </table:table-cell>
          <table:table-cell table:formula="of:=[.E46]/[.$E$3]" office:value-type="float" office:value="2.42890344827586" calcext:value-type="float">
            <text:p>2.4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I$1] + ([.A47]-1)*[.$I$2]" office:value-type="float" office:value="188" calcext:value-type="float">
            <text:p>188</text:p>
          </table:table-cell>
          <table:table-cell table:formula="of:=FLOOR([.$I$3]+([.A47]-1)*[.$I$4])" office:value-type="float" office:value="19" calcext:value-type="float">
            <text:p>19</text:p>
          </table:table-cell>
          <table:table-cell table:formula="of:=[.$I$5]+([.A47]-1)*[.$I$6]" office:value-type="float" office:value="2.88" calcext:value-type="float">
            <text:p>2.88</text:p>
          </table:table-cell>
          <table:table-cell table:formula="of:=[.B47]+[.B47]*([.C47]/100*[.D47])" office:value-type="float" office:value="290.8736" calcext:value-type="float">
            <text:p>291</text:p>
          </table:table-cell>
          <table:table-cell table:formula="of:=[.E47]/[.$E$3]" office:value-type="float" office:value="2.50753103448276" calcext:value-type="float">
            <text:p>2.5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I$1] + ([.A48]-1)*[.$I$2]" office:value-type="float" office:value="190" calcext:value-type="float">
            <text:p>190</text:p>
          </table:table-cell>
          <table:table-cell table:formula="of:=FLOOR([.$I$3]+([.A48]-1)*[.$I$4])" office:value-type="float" office:value="19" calcext:value-type="float">
            <text:p>19</text:p>
          </table:table-cell>
          <table:table-cell table:formula="of:=[.$I$5]+([.A48]-1)*[.$I$6]" office:value-type="float" office:value="2.9" calcext:value-type="float">
            <text:p>2.9</text:p>
          </table:table-cell>
          <table:table-cell table:formula="of:=[.B48]+[.B48]*([.C48]/100*[.D48])" office:value-type="float" office:value="294.69" calcext:value-type="float">
            <text:p>295</text:p>
          </table:table-cell>
          <table:table-cell table:formula="of:=[.E48]/[.$E$3]" office:value-type="float" office:value="2.54043103448276" calcext:value-type="float">
            <text:p>2.5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I$1] + ([.A49]-1)*[.$I$2]" office:value-type="float" office:value="192" calcext:value-type="float">
            <text:p>192</text:p>
          </table:table-cell>
          <table:table-cell table:formula="of:=FLOOR([.$I$3]+([.A49]-1)*[.$I$4])" office:value-type="float" office:value="19" calcext:value-type="float">
            <text:p>19</text:p>
          </table:table-cell>
          <table:table-cell table:formula="of:=[.$I$5]+([.A49]-1)*[.$I$6]" office:value-type="float" office:value="2.92" calcext:value-type="float">
            <text:p>2.92</text:p>
          </table:table-cell>
          <table:table-cell table:formula="of:=[.B49]+[.B49]*([.C49]/100*[.D49])" office:value-type="float" office:value="298.5216" calcext:value-type="float">
            <text:p>299</text:p>
          </table:table-cell>
          <table:table-cell table:formula="of:=[.E49]/[.$E$3]" office:value-type="float" office:value="2.57346206896552" calcext:value-type="float">
            <text:p>2.5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I$1] + ([.A50]-1)*[.$I$2]" office:value-type="float" office:value="194" calcext:value-type="float">
            <text:p>194</text:p>
          </table:table-cell>
          <table:table-cell table:formula="of:=FLOOR([.$I$3]+([.A50]-1)*[.$I$4])" office:value-type="float" office:value="19" calcext:value-type="float">
            <text:p>19</text:p>
          </table:table-cell>
          <table:table-cell table:formula="of:=[.$I$5]+([.A50]-1)*[.$I$6]" office:value-type="float" office:value="2.94" calcext:value-type="float">
            <text:p>2.94</text:p>
          </table:table-cell>
          <table:table-cell table:formula="of:=[.B50]+[.B50]*([.C50]/100*[.D50])" office:value-type="float" office:value="302.3684" calcext:value-type="float">
            <text:p>302</text:p>
          </table:table-cell>
          <table:table-cell table:formula="of:=[.E50]/[.$E$3]" office:value-type="float" office:value="2.60662413793103" calcext:value-type="float">
            <text:p>2.6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I$1] + ([.A51]-1)*[.$I$2]" office:value-type="float" office:value="196" calcext:value-type="float">
            <text:p>196</text:p>
          </table:table-cell>
          <table:table-cell table:formula="of:=FLOOR([.$I$3]+([.A51]-1)*[.$I$4])" office:value-type="float" office:value="20" calcext:value-type="float">
            <text:p>20</text:p>
          </table:table-cell>
          <table:table-cell table:formula="of:=[.$I$5]+([.A51]-1)*[.$I$6]" office:value-type="float" office:value="2.96" calcext:value-type="float">
            <text:p>2.96</text:p>
          </table:table-cell>
          <table:table-cell table:formula="of:=[.B51]+[.B51]*([.C51]/100*[.D51])" office:value-type="float" office:value="312.032" calcext:value-type="float">
            <text:p>312</text:p>
          </table:table-cell>
          <table:table-cell table:formula="of:=[.E51]/[.$E$3]" office:value-type="float" office:value="2.68993103448276" calcext:value-type="float">
            <text:p>2.6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I$1] + ([.A52]-1)*[.$I$2]" office:value-type="float" office:value="198" calcext:value-type="float">
            <text:p>198</text:p>
          </table:table-cell>
          <table:table-cell table:formula="of:=FLOOR([.$I$3]+([.A52]-1)*[.$I$4])" office:value-type="float" office:value="20" calcext:value-type="float">
            <text:p>20</text:p>
          </table:table-cell>
          <table:table-cell table:formula="of:=[.$I$5]+([.A52]-1)*[.$I$6]" office:value-type="float" office:value="2.98" calcext:value-type="float">
            <text:p>2.98</text:p>
          </table:table-cell>
          <table:table-cell table:formula="of:=[.B52]+[.B52]*([.C52]/100*[.D52])" office:value-type="float" office:value="316.008" calcext:value-type="float">
            <text:p>316</text:p>
          </table:table-cell>
          <table:table-cell table:formula="of:=[.E52]/[.$E$3]" office:value-type="float" office:value="2.72420689655172" calcext:value-type="float">
            <text:p>2.72</text:p>
          </table:table-cell>
          <table:table-cell table:number-columns-repeated="4"/>
        </table:table-row>
      </table:table>
      <table:table table:name="cleav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ce15"/>
        <table:table-column table:style-name="co1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16" office:value-type="string" calcext:value-type="string">
            <text:p>CLEAV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weapon damage b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weapon damage percent</text:p>
          </table:table-cell>
          <table:table-cell office:value-type="string" calcext:value-type="string">
            <text:p>targets</text:p>
          </table:table-cell>
          <table:table-cell table:style-name="Default" office:value-type="string" calcext:value-type="string">
            <text:p>total weapon damage avg</text:p>
          </table:table-cell>
          <table:table-cell table:number-columns-repeated="2"/>
          <table:table-cell office:value-type="string" calcext:value-type="string">
            <text:p>weapon damage per level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H$1] + ([.A3]-1)*[.$H$2]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B3]*3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H$1] + ([.A4]-1)*[.$H$2])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[.B4]*3"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H$1] + ([.A5]-1)*[.$H$2])"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B5]*3"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H$1] + ([.A6]-1)*[.$H$2])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[.B6]*3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H$1] + ([.A7]-1)*[.$H$2])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[.B7]*3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H$1] + ([.A8]-1)*[.$H$2])"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[.B8]*3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H$1] + ([.A9]-1)*[.$H$2])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9]*3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H$1] + ([.A10]-1)*[.$H$2])"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[.B10]*3"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H$1] + ([.A11]-1)*[.$H$2])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B11]*3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H$1] + ([.A12]-1)*[.$H$2])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[.B12]*3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H$1] + ([.A13]-1)*[.$H$2])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[.B13]*3"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H$1] + ([.A14]-1)*[.$H$2])"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.B14]*3"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H$1] + ([.A15]-1)*[.$H$2])"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[.B15]*3"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H$1] + ([.A16]-1)*[.$H$2])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[.B16]*3"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H$1] + ([.A17]-1)*[.$H$2])"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[.B17]*3"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H$1] + ([.A18]-1)*[.$H$2])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B18]*3"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H$1] + ([.A19]-1)*[.$H$2])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[.B19]*3"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H$1] + ([.A20]-1)*[.$H$2])"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[.B20]*3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H$1] + ([.A21]-1)*[.$H$2])"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[.B21]*3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H$1] + ([.A22]-1)*[.$H$2])"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[.B22]*3"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H$1] + ([.A23]-1)*[.$H$2])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[.B23]*3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H$1] + ([.A24]-1)*[.$H$2])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B24]*3"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H$1] + ([.A25]-1)*[.$H$2])"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[.B25]*3"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H$1] + ([.A26]-1)*[.$H$2])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[.B26]*3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H$1] + ([.A27]-1)*[.$H$2])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B27]*3"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H$1] + ([.A28]-1)*[.$H$2])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[.B28]*3"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H$1] + ([.A29]-1)*[.$H$2])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[.B29]*3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H$1] + ([.A30]-1)*[.$H$2])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formula="of:=[.B30]*3"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H$1] + ([.A31]-1)*[.$H$2])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[.B31]*3"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H$1] + ([.A32]-1)*[.$H$2])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32]*3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H$1] + ([.A33]-1)*[.$H$2])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[.B33]*3"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H$1] + ([.A34]-1)*[.$H$2])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[.B34]*3"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H$1] + ([.A35]-1)*[.$H$2])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B35]*3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H$1] + ([.A36]-1)*[.$H$2])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formula="of:=[.B36]*3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H$1] + ([.A37]-1)*[.$H$2])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formula="of:=[.B37]*3"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H$1] + ([.A38]-1)*[.$H$2])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B38]*3"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H$1] + ([.A39]-1)*[.$H$2])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formula="of:=[.B39]*3"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H$1] + ([.A40]-1)*[.$H$2])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B40]*3"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H$1] + ([.A41]-1)*[.$H$2])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B41]*3"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H$1] + ([.A42]-1)*[.$H$2])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formula="of:=[.B42]*3"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H$1] + ([.A43]-1)*[.$H$2])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B43]*3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H$1] + ([.A44]-1)*[.$H$2])"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B44]*3"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H$1] + ([.A45]-1)*[.$H$2])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formula="of:=[.B45]*3"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H$1] + ([.A46]-1)*[.$H$2])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B46]*3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H$1] + ([.A47]-1)*[.$H$2])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formula="of:=[.B47]*3"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H$1] + ([.A48]-1)*[.$H$2])"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B48]*3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H$1] + ([.A49]-1)*[.$H$2])"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B49]*3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H$1] + ([.A50]-1)*[.$H$2])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formula="of:=[.B50]*3"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H$1] + ([.A51]-1)*[.$H$2])"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B51]*3"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H$1] + ([.A52]-1)*[.$H$2])"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B52]*3" office:value-type="float" office:value="405" calcext:value-type="float">
            <text:p>405</text:p>
          </table:table-cell>
          <table:table-cell table:number-columns-repeated="4"/>
        </table:table-row>
      </table:table>
      <table:table table:name="gash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ce15"/>
        <table:table-column table:style-name="co16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>
            <text:p>GASH</text:p>
          </table:table-cell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weapon damage base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weapon damage percent</text:p>
          </table:table-cell>
          <table:table-cell office:value-type="string" calcext:value-type="string">
            <text:p>proc chance</text:p>
          </table:table-cell>
          <table:table-cell office:value-type="string" calcext:value-type="string">
            <text:p>bleed level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bleed damage</text:p>
          </table:table-cell>
          <table:table-cell office:value-type="string" calcext:value-type="string">
            <text:p>bleed damage avg</text:p>
          </table:table-cell>
          <table:table-cell table:style-name="Default" office:value-type="string" calcext:value-type="string">
            <text:p>total weapon damage avg</text:p>
          </table:table-cell>
          <table:table-cell table:number-columns-repeated="3"/>
          <table:table-cell office:value-type="string" calcext:value-type="string">
            <text:p>weapon damage per level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M$1] + ([.A3]-1)*[.$M$2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FLOOR(10 + [.$M$3] * ([.A3]-1) + [.A3]*[.A3]*[.$M$4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]*[.E3]" office:value-type="float" office:value="60" calcext:value-type="float">
            <text:p>60</text:p>
          </table:table-cell>
          <table:table-cell table:formula="of:=[.F3]*([.C3]/100)" office:value-type="float" office:value="21" calcext:value-type="float">
            <text:p>21</text:p>
          </table:table-cell>
          <table:table-cell table:formula="of:=[.B3]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level per lev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M$1] + ([.A4]-1)*[.$M$2])"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table:formula="of:=FLOOR(10 + [.$M$3] * ([.A4]-1) + [.A4]*[.A4]*[.$M$4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4]*[.E4]" office:value-type="float" office:value="95" calcext:value-type="float">
            <text:p>95</text:p>
          </table:table-cell>
          <table:table-cell table:formula="of:=[.F4]*([.C4]/100)" office:value-type="float" office:value="34.2" calcext:value-type="float">
            <text:p>34.2</text:p>
          </table:table-cell>
          <table:table-cell table:formula="of:=[.B4]"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sc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M$1] + ([.A5]-1)*[.$M$2])"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table:formula="of:=FLOOR(10 + [.$M$3] * ([.A5]-1) + [.A5]*[.A5]*[.$M$4]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D5]*[.E5]" office:value-type="float" office:value="150" calcext:value-type="float">
            <text:p>150</text:p>
          </table:table-cell>
          <table:table-cell table:formula="of:=[.F5]*([.C5]/100)" office:value-type="float" office:value="55.5" calcext:value-type="float">
            <text:p>55.5</text:p>
          </table:table-cell>
          <table:table-cell table:formula="of:=[.B5]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M$1] + ([.A6]-1)*[.$M$2])"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FLOOR(10 + [.$M$3] * ([.A6]-1) + [.A6]*[.A6]*[.$M$4])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D6]*[.E6]" office:value-type="float" office:value="225" calcext:value-type="float">
            <text:p>225</text:p>
          </table:table-cell>
          <table:table-cell table:formula="of:=[.F6]*([.C6]/100)" office:value-type="float" office:value="85.5" calcext:value-type="float">
            <text:p>85.5</text:p>
          </table:table-cell>
          <table:table-cell table:formula="of:=[.B6]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M$1] + ([.A7]-1)*[.$M$2])"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table:formula="of:=FLOOR(10 + [.$M$3] * ([.A7]-1) + [.A7]*[.A7]*[.$M$4])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[.D7]*[.E7]" office:value-type="float" office:value="320" calcext:value-type="float">
            <text:p>320</text:p>
          </table:table-cell>
          <table:table-cell table:formula="of:=[.F7]*([.C7]/100)" office:value-type="float" office:value="124.8" calcext:value-type="float">
            <text:p>124.8</text:p>
          </table:table-cell>
          <table:table-cell table:formula="of:=[.B7]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M$1] + ([.A8]-1)*[.$M$2])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table:formula="of:=FLOOR(10 + [.$M$3] * ([.A8]-1) + [.A8]*[.A8]*[.$M$4])"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formula="of:=[.D8]*[.E8]" office:value-type="float" office:value="435" calcext:value-type="float">
            <text:p>435</text:p>
          </table:table-cell>
          <table:table-cell table:formula="of:=[.F8]*([.C8]/100)" office:value-type="float" office:value="174" calcext:value-type="float">
            <text:p>174</text:p>
          </table:table-cell>
          <table:table-cell table:formula="of:=[.B8]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M$1] + ([.A9]-1)*[.$M$2])"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table:formula="of:=FLOOR(10 + [.$M$3] * ([.A9]-1) + [.A9]*[.A9]*[.$M$4])"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D9]*[.E9]" office:value-type="float" office:value="570" calcext:value-type="float">
            <text:p>570</text:p>
          </table:table-cell>
          <table:table-cell table:formula="of:=[.F9]*([.C9]/100)" office:value-type="float" office:value="233.7" calcext:value-type="float">
            <text:p>233.7</text:p>
          </table:table-cell>
          <table:table-cell table:formula="of:=[.B9]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M$1] + ([.A10]-1)*[.$M$2])"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table:formula="of:=FLOOR(10 + [.$M$3] * ([.A10]-1) + [.A10]*[.A10]*[.$M$4])"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D10]*[.E10]" office:value-type="float" office:value="725" calcext:value-type="float">
            <text:p>725</text:p>
          </table:table-cell>
          <table:table-cell table:formula="of:=[.F10]*([.C10]/100)" office:value-type="float" office:value="304.5" calcext:value-type="float">
            <text:p>304.5</text:p>
          </table:table-cell>
          <table:table-cell table:formula="of:=[.B10]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M$1] + ([.A11]-1)*[.$M$2])"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table:formula="of:=FLOOR(10 + [.$M$3] * ([.A11]-1) + [.A11]*[.A11]*[.$M$4])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D11]*[.E11]" office:value-type="float" office:value="900" calcext:value-type="float">
            <text:p>900</text:p>
          </table:table-cell>
          <table:table-cell table:formula="of:=[.F11]*([.C11]/100)" office:value-type="float" office:value="387" calcext:value-type="float">
            <text:p>387</text:p>
          </table:table-cell>
          <table:table-cell table:formula="of:=[.B11]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M$1] + ([.A12]-1)*[.$M$2])"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table:formula="of:=FLOOR(10 + [.$M$3] * ([.A12]-1) + [.A12]*[.A12]*[.$M$4])"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table:formula="of:=[.D12]*[.E12]" office:value-type="float" office:value="1095" calcext:value-type="float">
            <text:p>1095</text:p>
          </table:table-cell>
          <table:table-cell table:formula="of:=[.F12]*([.C12]/100)" office:value-type="float" office:value="481.8" calcext:value-type="float">
            <text:p>481.8</text:p>
          </table:table-cell>
          <table:table-cell table:formula="of:=[.B12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M$1] + ([.A13]-1)*[.$M$2])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formula="of:=FLOOR(10 + [.$M$3] * ([.A13]-1) + [.A13]*[.A13]*[.$M$4])"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table:formula="of:=[.D13]*[.E13]" office:value-type="float" office:value="1310" calcext:value-type="float">
            <text:p>1310</text:p>
          </table:table-cell>
          <table:table-cell table:formula="of:=[.F13]*([.C13]/100)" office:value-type="float" office:value="589.5" calcext:value-type="float">
            <text:p>589.5</text:p>
          </table:table-cell>
          <table:table-cell table:formula="of:=[.B13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M$1] + ([.A14]-1)*[.$M$2])"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table:formula="of:=FLOOR(10 + [.$M$3] * ([.A14]-1) + [.A14]*[.A14]*[.$M$4])"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table:formula="of:=[.D14]*[.E14]" office:value-type="float" office:value="1545" calcext:value-type="float">
            <text:p>1545</text:p>
          </table:table-cell>
          <table:table-cell table:formula="of:=[.F14]*([.C14]/100)" office:value-type="float" office:value="710.7" calcext:value-type="float">
            <text:p>710.7</text:p>
          </table:table-cell>
          <table:table-cell table:formula="of:=[.B14]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M$1] + ([.A15]-1)*[.$M$2])"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table:formula="of:=FLOOR(10 + [.$M$3] * ([.A15]-1) + [.A15]*[.A15]*[.$M$4])"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table:formula="of:=[.D15]*[.E15]" office:value-type="float" office:value="1800" calcext:value-type="float">
            <text:p>1800</text:p>
          </table:table-cell>
          <table:table-cell table:formula="of:=[.F15]*([.C15]/100)" office:value-type="float" office:value="846" calcext:value-type="float">
            <text:p>846</text:p>
          </table:table-cell>
          <table:table-cell table:formula="of:=[.B15]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M$1] + ([.A16]-1)*[.$M$2])"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table:formula="of:=FLOOR(10 + [.$M$3] * ([.A16]-1) + [.A16]*[.A16]*[.$M$4])" office:value-type="float" office:value="415" calcext:value-type="float">
            <text:p>415</text:p>
          </table:table-cell>
          <table:table-cell office:value-type="float" office:value="5" calcext:value-type="float">
            <text:p>5</text:p>
          </table:table-cell>
          <table:table-cell table:formula="of:=[.D16]*[.E16]" office:value-type="float" office:value="2075" calcext:value-type="float">
            <text:p>2075</text:p>
          </table:table-cell>
          <table:table-cell table:formula="of:=[.F16]*([.C16]/100)" office:value-type="float" office:value="996" calcext:value-type="float">
            <text:p>996</text:p>
          </table:table-cell>
          <table:table-cell table:formula="of:=[.B16]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M$1] + ([.A17]-1)*[.$M$2])"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table:formula="of:=FLOOR(10 + [.$M$3] * ([.A17]-1) + [.A17]*[.A17]*[.$M$4])"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table:formula="of:=[.D17]*[.E17]" office:value-type="float" office:value="2370" calcext:value-type="float">
            <text:p>2370</text:p>
          </table:table-cell>
          <table:table-cell table:formula="of:=[.F17]*([.C17]/100)" office:value-type="float" office:value="1161.3" calcext:value-type="float">
            <text:p>1161.3</text:p>
          </table:table-cell>
          <table:table-cell table:formula="of:=[.B17]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M$1] + ([.A18]-1)*[.$M$2])"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table:formula="of:=FLOOR(10 + [.$M$3] * ([.A18]-1) + [.A18]*[.A18]*[.$M$4])" office:value-type="float" office:value="537" calcext:value-type="float">
            <text:p>537</text:p>
          </table:table-cell>
          <table:table-cell office:value-type="float" office:value="5" calcext:value-type="float">
            <text:p>5</text:p>
          </table:table-cell>
          <table:table-cell table:formula="of:=[.D18]*[.E18]" office:value-type="float" office:value="2685" calcext:value-type="float">
            <text:p>2685</text:p>
          </table:table-cell>
          <table:table-cell table:formula="of:=[.F18]*([.C18]/100)" office:value-type="float" office:value="1342.5" calcext:value-type="float">
            <text:p>1342.5</text:p>
          </table:table-cell>
          <table:table-cell table:formula="of:=[.B18]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M$1] + ([.A19]-1)*[.$M$2])"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formula="of:=FLOOR(10 + [.$M$3] * ([.A19]-1) + [.A19]*[.A19]*[.$M$4])" office:value-type="float" office:value="604" calcext:value-type="float">
            <text:p>604</text:p>
          </table:table-cell>
          <table:table-cell office:value-type="float" office:value="5" calcext:value-type="float">
            <text:p>5</text:p>
          </table:table-cell>
          <table:table-cell table:formula="of:=[.D19]*[.E19]" office:value-type="float" office:value="3020" calcext:value-type="float">
            <text:p>3020</text:p>
          </table:table-cell>
          <table:table-cell table:formula="of:=[.F19]*([.C19]/100)" office:value-type="float" office:value="1540.2" calcext:value-type="float">
            <text:p>1540.2</text:p>
          </table:table-cell>
          <table:table-cell table:formula="of:=[.B19]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M$1] + ([.A20]-1)*[.$M$2])"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table:formula="of:=FLOOR(10 + [.$M$3] * ([.A20]-1) + [.A20]*[.A20]*[.$M$4])" office:value-type="float" office:value="675" calcext:value-type="float">
            <text:p>675</text:p>
          </table:table-cell>
          <table:table-cell office:value-type="float" office:value="5" calcext:value-type="float">
            <text:p>5</text:p>
          </table:table-cell>
          <table:table-cell table:formula="of:=[.D20]*[.E20]" office:value-type="float" office:value="3375" calcext:value-type="float">
            <text:p>3375</text:p>
          </table:table-cell>
          <table:table-cell table:formula="of:=[.F20]*([.C20]/100)" office:value-type="float" office:value="1755" calcext:value-type="float">
            <text:p>1755</text:p>
          </table:table-cell>
          <table:table-cell table:formula="of:=[.B20]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M$1] + ([.A21]-1)*[.$M$2])"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table:formula="of:=FLOOR(10 + [.$M$3] * ([.A21]-1) + [.A21]*[.A21]*[.$M$4])"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table:formula="of:=[.D21]*[.E21]" office:value-type="float" office:value="3750" calcext:value-type="float">
            <text:p>3750</text:p>
          </table:table-cell>
          <table:table-cell table:formula="of:=[.F21]*([.C21]/100)" office:value-type="float" office:value="1987.5" calcext:value-type="float">
            <text:p>1987.5</text:p>
          </table:table-cell>
          <table:table-cell table:formula="of:=[.B21]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M$1] + ([.A22]-1)*[.$M$2])"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table:formula="of:=FLOOR(10 + [.$M$3] * ([.A22]-1) + [.A22]*[.A22]*[.$M$4])" office:value-type="float" office:value="829" calcext:value-type="float">
            <text:p>829</text:p>
          </table:table-cell>
          <table:table-cell office:value-type="float" office:value="5" calcext:value-type="float">
            <text:p>5</text:p>
          </table:table-cell>
          <table:table-cell table:formula="of:=[.D22]*[.E22]" office:value-type="float" office:value="4145" calcext:value-type="float">
            <text:p>4145</text:p>
          </table:table-cell>
          <table:table-cell table:formula="of:=[.F22]*([.C22]/100)" office:value-type="float" office:value="2238.3" calcext:value-type="float">
            <text:p>2238.3</text:p>
          </table:table-cell>
          <table:table-cell table:formula="of:=[.B22]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M$1] + ([.A23]-1)*[.$M$2])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formula="of:=FLOOR(10 + [.$M$3] * ([.A23]-1) + [.A23]*[.A23]*[.$M$4])" office:value-type="float" office:value="912" calcext:value-type="float">
            <text:p>912</text:p>
          </table:table-cell>
          <table:table-cell office:value-type="float" office:value="5" calcext:value-type="float">
            <text:p>5</text:p>
          </table:table-cell>
          <table:table-cell table:formula="of:=[.D23]*[.E23]" office:value-type="float" office:value="4560" calcext:value-type="float">
            <text:p>4560</text:p>
          </table:table-cell>
          <table:table-cell table:formula="of:=[.F23]*([.C23]/100)" office:value-type="float" office:value="2508" calcext:value-type="float">
            <text:p>2508</text:p>
          </table:table-cell>
          <table:table-cell table:formula="of:=[.B23]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M$1] + ([.A24]-1)*[.$M$2])"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table:formula="of:=FLOOR(10 + [.$M$3] * ([.A24]-1) + [.A24]*[.A24]*[.$M$4])"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  <table:table-cell table:formula="of:=[.D24]*[.E24]" office:value-type="float" office:value="4995" calcext:value-type="float">
            <text:p>4995</text:p>
          </table:table-cell>
          <table:table-cell table:formula="of:=[.F24]*([.C24]/100)" office:value-type="float" office:value="2797.2" calcext:value-type="float">
            <text:p>2797.2</text:p>
          </table:table-cell>
          <table:table-cell table:formula="of:=[.B24]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M$1] + ([.A25]-1)*[.$M$2])"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table:formula="of:=FLOOR(10 + [.$M$3] * ([.A25]-1) + [.A25]*[.A25]*[.$M$4])" office:value-type="float" office:value="1090" calcext:value-type="float">
            <text:p>1090</text:p>
          </table:table-cell>
          <table:table-cell office:value-type="float" office:value="5" calcext:value-type="float">
            <text:p>5</text:p>
          </table:table-cell>
          <table:table-cell table:formula="of:=[.D25]*[.E25]" office:value-type="float" office:value="5450" calcext:value-type="float">
            <text:p>5450</text:p>
          </table:table-cell>
          <table:table-cell table:formula="of:=[.F25]*([.C25]/100)" office:value-type="float" office:value="3106.5" calcext:value-type="float">
            <text:p>3106.5</text:p>
          </table:table-cell>
          <table:table-cell table:formula="of:=[.B25]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M$1] + ([.A26]-1)*[.$M$2])"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table:formula="of:=FLOOR(10 + [.$M$3] * ([.A26]-1) + [.A26]*[.A26]*[.$M$4])" office:value-type="float" office:value="1185" calcext:value-type="float">
            <text:p>1185</text:p>
          </table:table-cell>
          <table:table-cell office:value-type="float" office:value="5" calcext:value-type="float">
            <text:p>5</text:p>
          </table:table-cell>
          <table:table-cell table:formula="of:=[.D26]*[.E26]" office:value-type="float" office:value="5925" calcext:value-type="float">
            <text:p>5925</text:p>
          </table:table-cell>
          <table:table-cell table:formula="of:=[.F26]*([.C26]/100)" office:value-type="float" office:value="3436.5" calcext:value-type="float">
            <text:p>3436.5</text:p>
          </table:table-cell>
          <table:table-cell table:formula="of:=[.B26]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M$1] + ([.A27]-1)*[.$M$2])"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FLOOR(10 + [.$M$3] * ([.A27]-1) + [.A27]*[.A27]*[.$M$4])"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  <table:table-cell table:formula="of:=[.D27]*[.E27]" office:value-type="float" office:value="6420" calcext:value-type="float">
            <text:p>6420</text:p>
          </table:table-cell>
          <table:table-cell table:formula="of:=[.F27]*([.C27]/100)" office:value-type="float" office:value="3787.8" calcext:value-type="float">
            <text:p>3787.8</text:p>
          </table:table-cell>
          <table:table-cell table:formula="of:=[.B27]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M$1] + ([.A28]-1)*[.$M$2])"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table:formula="of:=FLOOR(10 + [.$M$3] * ([.A28]-1) + [.A28]*[.A28]*[.$M$4])" office:value-type="float" office:value="1387" calcext:value-type="float">
            <text:p>1387</text:p>
          </table:table-cell>
          <table:table-cell office:value-type="float" office:value="5" calcext:value-type="float">
            <text:p>5</text:p>
          </table:table-cell>
          <table:table-cell table:formula="of:=[.D28]*[.E28]" office:value-type="float" office:value="6935" calcext:value-type="float">
            <text:p>6935</text:p>
          </table:table-cell>
          <table:table-cell table:formula="of:=[.F28]*([.C28]/100)" office:value-type="float" office:value="4161" calcext:value-type="float">
            <text:p>4161</text:p>
          </table:table-cell>
          <table:table-cell table:formula="of:=[.B28]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M$1] + ([.A29]-1)*[.$M$2])"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table:formula="of:=FLOOR(10 + [.$M$3] * ([.A29]-1) + [.A29]*[.A29]*[.$M$4])" office:value-type="float" office:value="1494" calcext:value-type="float">
            <text:p>1494</text:p>
          </table:table-cell>
          <table:table-cell office:value-type="float" office:value="5" calcext:value-type="float">
            <text:p>5</text:p>
          </table:table-cell>
          <table:table-cell table:formula="of:=[.D29]*[.E29]" office:value-type="float" office:value="7470" calcext:value-type="float">
            <text:p>7470</text:p>
          </table:table-cell>
          <table:table-cell table:formula="of:=[.F29]*([.C29]/100)" office:value-type="float" office:value="4556.7" calcext:value-type="float">
            <text:p>4556.7</text:p>
          </table:table-cell>
          <table:table-cell table:formula="of:=[.B29]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M$1] + ([.A30]-1)*[.$M$2])"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formula="of:=FLOOR(10 + [.$M$3] * ([.A30]-1) + [.A30]*[.A30]*[.$M$4])" office:value-type="float" office:value="1605" calcext:value-type="float">
            <text:p>1605</text:p>
          </table:table-cell>
          <table:table-cell office:value-type="float" office:value="5" calcext:value-type="float">
            <text:p>5</text:p>
          </table:table-cell>
          <table:table-cell table:formula="of:=[.D30]*[.E30]" office:value-type="float" office:value="8025" calcext:value-type="float">
            <text:p>8025</text:p>
          </table:table-cell>
          <table:table-cell table:formula="of:=[.F30]*([.C30]/100)" office:value-type="float" office:value="4975.5" calcext:value-type="float">
            <text:p>4975.5</text:p>
          </table:table-cell>
          <table:table-cell table:formula="of:=[.B30]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M$1] + ([.A31]-1)*[.$M$2])"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table:formula="of:=FLOOR(10 + [.$M$3] * ([.A31]-1) + [.A31]*[.A31]*[.$M$4])" office:value-type="float" office:value="1720" calcext:value-type="float">
            <text:p>1720</text:p>
          </table:table-cell>
          <table:table-cell office:value-type="float" office:value="5" calcext:value-type="float">
            <text:p>5</text:p>
          </table:table-cell>
          <table:table-cell table:formula="of:=[.D31]*[.E31]" office:value-type="float" office:value="8600" calcext:value-type="float">
            <text:p>8600</text:p>
          </table:table-cell>
          <table:table-cell table:formula="of:=[.F31]*([.C31]/100)" office:value-type="float" office:value="5418" calcext:value-type="float">
            <text:p>5418</text:p>
          </table:table-cell>
          <table:table-cell table:formula="of:=[.B31]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M$1] + ([.A32]-1)*[.$M$2])"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table:formula="of:=FLOOR(10 + [.$M$3] * ([.A32]-1) + [.A32]*[.A32]*[.$M$4])" office:value-type="float" office:value="1839" calcext:value-type="float">
            <text:p>1839</text:p>
          </table:table-cell>
          <table:table-cell office:value-type="float" office:value="5" calcext:value-type="float">
            <text:p>5</text:p>
          </table:table-cell>
          <table:table-cell table:formula="of:=[.D32]*[.E32]" office:value-type="float" office:value="9195" calcext:value-type="float">
            <text:p>9195</text:p>
          </table:table-cell>
          <table:table-cell table:formula="of:=[.F32]*([.C32]/100)" office:value-type="float" office:value="5884.8" calcext:value-type="float">
            <text:p>5884.8</text:p>
          </table:table-cell>
          <table:table-cell table:formula="of:=[.B32]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M$1] + ([.A33]-1)*[.$M$2])"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formula="of:=FLOOR(10 + [.$M$3] * ([.A33]-1) + [.A33]*[.A33]*[.$M$4])" office:value-type="float" office:value="1962" calcext:value-type="float">
            <text:p>1962</text:p>
          </table:table-cell>
          <table:table-cell office:value-type="float" office:value="5" calcext:value-type="float">
            <text:p>5</text:p>
          </table:table-cell>
          <table:table-cell table:formula="of:=[.D33]*[.E33]" office:value-type="float" office:value="9810" calcext:value-type="float">
            <text:p>9810</text:p>
          </table:table-cell>
          <table:table-cell table:formula="of:=[.F33]*([.C33]/100)" office:value-type="float" office:value="6376.5" calcext:value-type="float">
            <text:p>6376.5</text:p>
          </table:table-cell>
          <table:table-cell table:formula="of:=[.B33]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M$1] + ([.A34]-1)*[.$M$2])"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table:formula="of:=FLOOR(10 + [.$M$3] * ([.A34]-1) + [.A34]*[.A34]*[.$M$4])" office:value-type="float" office:value="2089" calcext:value-type="float">
            <text:p>2089</text:p>
          </table:table-cell>
          <table:table-cell office:value-type="float" office:value="5" calcext:value-type="float">
            <text:p>5</text:p>
          </table:table-cell>
          <table:table-cell table:formula="of:=[.D34]*[.E34]" office:value-type="float" office:value="10445" calcext:value-type="float">
            <text:p>10445</text:p>
          </table:table-cell>
          <table:table-cell table:formula="of:=[.F34]*([.C34]/100)" office:value-type="float" office:value="6893.7" calcext:value-type="float">
            <text:p>6893.7</text:p>
          </table:table-cell>
          <table:table-cell table:formula="of:=[.B34]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M$1] + ([.A35]-1)*[.$M$2])"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table:formula="of:=FLOOR(10 + [.$M$3] * ([.A35]-1) + [.A35]*[.A35]*[.$M$4])" office:value-type="float" office:value="2220" calcext:value-type="float">
            <text:p>2220</text:p>
          </table:table-cell>
          <table:table-cell office:value-type="float" office:value="5" calcext:value-type="float">
            <text:p>5</text:p>
          </table:table-cell>
          <table:table-cell table:formula="of:=[.D35]*[.E35]" office:value-type="float" office:value="11100" calcext:value-type="float">
            <text:p>11100</text:p>
          </table:table-cell>
          <table:table-cell table:formula="of:=[.F35]*([.C35]/100)" office:value-type="float" office:value="7437" calcext:value-type="float">
            <text:p>7437</text:p>
          </table:table-cell>
          <table:table-cell table:formula="of:=[.B35]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M$1] + ([.A36]-1)*[.$M$2])"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table:formula="of:=FLOOR(10 + [.$M$3] * ([.A36]-1) + [.A36]*[.A36]*[.$M$4])" office:value-type="float" office:value="2355" calcext:value-type="float">
            <text:p>2355</text:p>
          </table:table-cell>
          <table:table-cell office:value-type="float" office:value="5" calcext:value-type="float">
            <text:p>5</text:p>
          </table:table-cell>
          <table:table-cell table:formula="of:=[.D36]*[.E36]" office:value-type="float" office:value="11775" calcext:value-type="float">
            <text:p>11775</text:p>
          </table:table-cell>
          <table:table-cell table:formula="of:=[.F36]*([.C36]/100)" office:value-type="float" office:value="8007" calcext:value-type="float">
            <text:p>8007</text:p>
          </table:table-cell>
          <table:table-cell table:formula="of:=[.B36]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M$1] + ([.A37]-1)*[.$M$2])"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table:formula="of:=FLOOR(10 + [.$M$3] * ([.A37]-1) + [.A37]*[.A37]*[.$M$4])" office:value-type="float" office:value="2494" calcext:value-type="float">
            <text:p>2494</text:p>
          </table:table-cell>
          <table:table-cell office:value-type="float" office:value="5" calcext:value-type="float">
            <text:p>5</text:p>
          </table:table-cell>
          <table:table-cell table:formula="of:=[.D37]*[.E37]" office:value-type="float" office:value="12470" calcext:value-type="float">
            <text:p>12470</text:p>
          </table:table-cell>
          <table:table-cell table:formula="of:=[.F37]*([.C37]/100)" office:value-type="float" office:value="8604.3" calcext:value-type="float">
            <text:p>8604.3</text:p>
          </table:table-cell>
          <table:table-cell table:formula="of:=[.B37]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M$1] + ([.A38]-1)*[.$M$2])"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formula="of:=FLOOR(10 + [.$M$3] * ([.A38]-1) + [.A38]*[.A38]*[.$M$4])" office:value-type="float" office:value="2637" calcext:value-type="float">
            <text:p>2637</text:p>
          </table:table-cell>
          <table:table-cell office:value-type="float" office:value="5" calcext:value-type="float">
            <text:p>5</text:p>
          </table:table-cell>
          <table:table-cell table:formula="of:=[.D38]*[.E38]" office:value-type="float" office:value="13185" calcext:value-type="float">
            <text:p>13185</text:p>
          </table:table-cell>
          <table:table-cell table:formula="of:=[.F38]*([.C38]/100)" office:value-type="float" office:value="9229.5" calcext:value-type="float">
            <text:p>9229.5</text:p>
          </table:table-cell>
          <table:table-cell table:formula="of:=[.B38]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M$1] + ([.A39]-1)*[.$M$2])"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table:formula="of:=FLOOR(10 + [.$M$3] * ([.A39]-1) + [.A39]*[.A39]*[.$M$4])" office:value-type="float" office:value="2784" calcext:value-type="float">
            <text:p>2784</text:p>
          </table:table-cell>
          <table:table-cell office:value-type="float" office:value="5" calcext:value-type="float">
            <text:p>5</text:p>
          </table:table-cell>
          <table:table-cell table:formula="of:=[.D39]*[.E39]" office:value-type="float" office:value="13920" calcext:value-type="float">
            <text:p>13920</text:p>
          </table:table-cell>
          <table:table-cell table:formula="of:=[.F39]*([.C39]/100)" office:value-type="float" office:value="9883.2" calcext:value-type="float">
            <text:p>9883.2</text:p>
          </table:table-cell>
          <table:table-cell table:formula="of:=[.B39]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M$1] + ([.A40]-1)*[.$M$2])"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table:formula="of:=FLOOR(10 + [.$M$3] * ([.A40]-1) + [.A40]*[.A40]*[.$M$4])" office:value-type="float" office:value="2935" calcext:value-type="float">
            <text:p>2935</text:p>
          </table:table-cell>
          <table:table-cell office:value-type="float" office:value="5" calcext:value-type="float">
            <text:p>5</text:p>
          </table:table-cell>
          <table:table-cell table:formula="of:=[.D40]*[.E40]" office:value-type="float" office:value="14675" calcext:value-type="float">
            <text:p>14675</text:p>
          </table:table-cell>
          <table:table-cell table:formula="of:=[.F40]*([.C40]/100)" office:value-type="float" office:value="10566" calcext:value-type="float">
            <text:p>10566</text:p>
          </table:table-cell>
          <table:table-cell table:formula="of:=[.B40]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M$1] + ([.A41]-1)*[.$M$2])"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table:formula="of:=FLOOR(10 + [.$M$3] * ([.A41]-1) + [.A41]*[.A41]*[.$M$4])" office:value-type="float" office:value="3090" calcext:value-type="float">
            <text:p>3090</text:p>
          </table:table-cell>
          <table:table-cell office:value-type="float" office:value="5" calcext:value-type="float">
            <text:p>5</text:p>
          </table:table-cell>
          <table:table-cell table:formula="of:=[.D41]*[.E41]" office:value-type="float" office:value="15450" calcext:value-type="float">
            <text:p>15450</text:p>
          </table:table-cell>
          <table:table-cell table:formula="of:=[.F41]*([.C41]/100)" office:value-type="float" office:value="11278.5" calcext:value-type="float">
            <text:p>11278.5</text:p>
          </table:table-cell>
          <table:table-cell table:formula="of:=[.B41]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M$1] + ([.A42]-1)*[.$M$2])"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table:formula="of:=FLOOR(10 + [.$M$3] * ([.A42]-1) + [.A42]*[.A42]*[.$M$4])" office:value-type="float" office:value="3249" calcext:value-type="float">
            <text:p>3249</text:p>
          </table:table-cell>
          <table:table-cell office:value-type="float" office:value="5" calcext:value-type="float">
            <text:p>5</text:p>
          </table:table-cell>
          <table:table-cell table:formula="of:=[.D42]*[.E42]" office:value-type="float" office:value="16245" calcext:value-type="float">
            <text:p>16245</text:p>
          </table:table-cell>
          <table:table-cell table:formula="of:=[.F42]*([.C42]/100)" office:value-type="float" office:value="12021.3" calcext:value-type="float">
            <text:p>12021.3</text:p>
          </table:table-cell>
          <table:table-cell table:formula="of:=[.B42]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M$1] + ([.A43]-1)*[.$M$2])"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formula="of:=FLOOR(10 + [.$M$3] * ([.A43]-1) + [.A43]*[.A43]*[.$M$4])" office:value-type="float" office:value="3412" calcext:value-type="float">
            <text:p>3412</text:p>
          </table:table-cell>
          <table:table-cell office:value-type="float" office:value="5" calcext:value-type="float">
            <text:p>5</text:p>
          </table:table-cell>
          <table:table-cell table:formula="of:=[.D43]*[.E43]" office:value-type="float" office:value="17060" calcext:value-type="float">
            <text:p>17060</text:p>
          </table:table-cell>
          <table:table-cell table:formula="of:=[.F43]*([.C43]/100)" office:value-type="float" office:value="12795" calcext:value-type="float">
            <text:p>12795</text:p>
          </table:table-cell>
          <table:table-cell table:formula="of:=[.B43]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M$1] + ([.A44]-1)*[.$M$2])"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table:formula="of:=FLOOR(10 + [.$M$3] * ([.A44]-1) + [.A44]*[.A44]*[.$M$4])" office:value-type="float" office:value="3579" calcext:value-type="float">
            <text:p>3579</text:p>
          </table:table-cell>
          <table:table-cell office:value-type="float" office:value="5" calcext:value-type="float">
            <text:p>5</text:p>
          </table:table-cell>
          <table:table-cell table:formula="of:=[.D44]*[.E44]" office:value-type="float" office:value="17895" calcext:value-type="float">
            <text:p>17895</text:p>
          </table:table-cell>
          <table:table-cell table:formula="of:=[.F44]*([.C44]/100)" office:value-type="float" office:value="13600.2" calcext:value-type="float">
            <text:p>13600.2</text:p>
          </table:table-cell>
          <table:table-cell table:formula="of:=[.B44]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M$1] + ([.A45]-1)*[.$M$2])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formula="of:=FLOOR(10 + [.$M$3] * ([.A45]-1) + [.A45]*[.A45]*[.$M$4])" office:value-type="float" office:value="3750" calcext:value-type="float">
            <text:p>3750</text:p>
          </table:table-cell>
          <table:table-cell office:value-type="float" office:value="5" calcext:value-type="float">
            <text:p>5</text:p>
          </table:table-cell>
          <table:table-cell table:formula="of:=[.D45]*[.E45]" office:value-type="float" office:value="18750" calcext:value-type="float">
            <text:p>18750</text:p>
          </table:table-cell>
          <table:table-cell table:formula="of:=[.F45]*([.C45]/100)" office:value-type="float" office:value="14437.5" calcext:value-type="float">
            <text:p>14437.5</text:p>
          </table:table-cell>
          <table:table-cell table:formula="of:=[.B45]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M$1] + ([.A46]-1)*[.$M$2])"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table:formula="of:=FLOOR(10 + [.$M$3] * ([.A46]-1) + [.A46]*[.A46]*[.$M$4])" office:value-type="float" office:value="3925" calcext:value-type="float">
            <text:p>3925</text:p>
          </table:table-cell>
          <table:table-cell office:value-type="float" office:value="5" calcext:value-type="float">
            <text:p>5</text:p>
          </table:table-cell>
          <table:table-cell table:formula="of:=[.D46]*[.E46]" office:value-type="float" office:value="19625" calcext:value-type="float">
            <text:p>19625</text:p>
          </table:table-cell>
          <table:table-cell table:formula="of:=[.F46]*([.C46]/100)" office:value-type="float" office:value="15307.5" calcext:value-type="float">
            <text:p>15307.5</text:p>
          </table:table-cell>
          <table:table-cell table:formula="of:=[.B46]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M$1] + ([.A47]-1)*[.$M$2])"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table:formula="of:=FLOOR(10 + [.$M$3] * ([.A47]-1) + [.A47]*[.A47]*[.$M$4])" office:value-type="float" office:value="4104" calcext:value-type="float">
            <text:p>4104</text:p>
          </table:table-cell>
          <table:table-cell office:value-type="float" office:value="5" calcext:value-type="float">
            <text:p>5</text:p>
          </table:table-cell>
          <table:table-cell table:formula="of:=[.D47]*[.E47]" office:value-type="float" office:value="20520" calcext:value-type="float">
            <text:p>20520</text:p>
          </table:table-cell>
          <table:table-cell table:formula="of:=[.F47]*([.C47]/100)" office:value-type="float" office:value="16210.8" calcext:value-type="float">
            <text:p>16210.8</text:p>
          </table:table-cell>
          <table:table-cell table:formula="of:=[.B47]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M$1] + ([.A48]-1)*[.$M$2])"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table:formula="of:=FLOOR(10 + [.$M$3] * ([.A48]-1) + [.A48]*[.A48]*[.$M$4])" office:value-type="float" office:value="4287" calcext:value-type="float">
            <text:p>4287</text:p>
          </table:table-cell>
          <table:table-cell office:value-type="float" office:value="5" calcext:value-type="float">
            <text:p>5</text:p>
          </table:table-cell>
          <table:table-cell table:formula="of:=[.D48]*[.E48]" office:value-type="float" office:value="21435" calcext:value-type="float">
            <text:p>21435</text:p>
          </table:table-cell>
          <table:table-cell table:formula="of:=[.F48]*([.C48]/100)" office:value-type="float" office:value="17148" calcext:value-type="float">
            <text:p>17148</text:p>
          </table:table-cell>
          <table:table-cell table:formula="of:=[.B48]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M$1] + ([.A49]-1)*[.$M$2])"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table:formula="of:=FLOOR(10 + [.$M$3] * ([.A49]-1) + [.A49]*[.A49]*[.$M$4])" office:value-type="float" office:value="4474" calcext:value-type="float">
            <text:p>4474</text:p>
          </table:table-cell>
          <table:table-cell office:value-type="float" office:value="5" calcext:value-type="float">
            <text:p>5</text:p>
          </table:table-cell>
          <table:table-cell table:formula="of:=[.D49]*[.E49]" office:value-type="float" office:value="22370" calcext:value-type="float">
            <text:p>22370</text:p>
          </table:table-cell>
          <table:table-cell table:formula="of:=[.F49]*([.C49]/100)" office:value-type="float" office:value="18119.7" calcext:value-type="float">
            <text:p>18119.7</text:p>
          </table:table-cell>
          <table:table-cell table:formula="of:=[.B49]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M$1] + ([.A50]-1)*[.$M$2])"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formula="of:=FLOOR(10 + [.$M$3] * ([.A50]-1) + [.A50]*[.A50]*[.$M$4])" office:value-type="float" office:value="4665" calcext:value-type="float">
            <text:p>4665</text:p>
          </table:table-cell>
          <table:table-cell office:value-type="float" office:value="5" calcext:value-type="float">
            <text:p>5</text:p>
          </table:table-cell>
          <table:table-cell table:formula="of:=[.D50]*[.E50]" office:value-type="float" office:value="23325" calcext:value-type="float">
            <text:p>23325</text:p>
          </table:table-cell>
          <table:table-cell table:formula="of:=[.F50]*([.C50]/100)" office:value-type="float" office:value="19126.5" calcext:value-type="float">
            <text:p>19126.5</text:p>
          </table:table-cell>
          <table:table-cell table:formula="of:=[.B50]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M$1] + ([.A51]-1)*[.$M$2])"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table:formula="of:=FLOOR(10 + [.$M$3] * ([.A51]-1) + [.A51]*[.A51]*[.$M$4])" office:value-type="float" office:value="4860" calcext:value-type="float">
            <text:p>4860</text:p>
          </table:table-cell>
          <table:table-cell office:value-type="float" office:value="5" calcext:value-type="float">
            <text:p>5</text:p>
          </table:table-cell>
          <table:table-cell table:formula="of:=[.D51]*[.E51]" office:value-type="float" office:value="24300" calcext:value-type="float">
            <text:p>24300</text:p>
          </table:table-cell>
          <table:table-cell table:formula="of:=[.F51]*([.C51]/100)" office:value-type="float" office:value="20169" calcext:value-type="float">
            <text:p>20169</text:p>
          </table:table-cell>
          <table:table-cell table:formula="of:=[.B51]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M$1] + ([.A52]-1)*[.$M$2])"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table:formula="of:=FLOOR(10 + [.$M$3] * ([.A52]-1) + [.A52]*[.A52]*[.$M$4])" office:value-type="float" office:value="5059" calcext:value-type="float">
            <text:p>5059</text:p>
          </table:table-cell>
          <table:table-cell office:value-type="float" office:value="5" calcext:value-type="float">
            <text:p>5</text:p>
          </table:table-cell>
          <table:table-cell table:formula="of:=[.D52]*[.E52]" office:value-type="float" office:value="25295" calcext:value-type="float">
            <text:p>25295</text:p>
          </table:table-cell>
          <table:table-cell table:formula="of:=[.F52]*([.C52]/100)" office:value-type="float" office:value="21247.8" calcext:value-type="float">
            <text:p>21247.8</text:p>
          </table:table-cell>
          <table:table-cell table:formula="of:=[.B52]" office:value-type="float" office:value="125" calcext:value-type="float">
            <text:p>125</text:p>
          </table:table-cell>
          <table:table-cell table:number-columns-repeated="5"/>
        </table:table-row>
      </table:table>
      <table:table table:name="whirlwind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4" table:default-cell-style-name="ce15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>
            <text:p>WHIRLWIND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weapon damage bas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weapon damage percent</text:p>
          </table:table-cell>
          <table:table-cell office:value-type="string" calcext:value-type="string">
            <text:p>targets</text:p>
          </table:table-cell>
          <table:table-cell table:style-name="Default" office:value-type="string" calcext:value-type="string">
            <text:p>total weapon damage avg</text:p>
          </table:table-cell>
          <table:table-cell table:number-columns-repeated="2"/>
          <table:table-cell office:value-type="string" calcext:value-type="string">
            <text:p>weapon damage per lev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H$1] + ([.A3]-1)*[.$H$2])" office:value-type="float" office:value="75" calcext:value-type="float">
            <text:p>75</text:p>
          </table:table-cell>
          <table:table-cell table:formula="of:=[.$H$3]" office:value-type="float" office:value="8" calcext:value-type="float">
            <text:p>8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arge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H$1] + ([.A4]-1)*[.$H$2])" office:value-type="float" office:value="76" calcext:value-type="float">
            <text:p>76</text:p>
          </table:table-cell>
          <table:table-cell table:formula="of:=[.$H$3]" office:value-type="float" office:value="8" calcext:value-type="float">
            <text:p>8</text:p>
          </table:table-cell>
          <table:table-cell table:formula="of:=[.B4]*[.C4]" office:value-type="float" office:value="608" calcext:value-type="float">
            <text:p>608</text:p>
          </table:table-cell>
          <table:table-cell table:number-columns-repeated="2"/>
          <table:table-cell office:value-type="string" calcext:value-type="string">
            <text:p>targets per lev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H$1] + ([.A5]-1)*[.$H$2])" office:value-type="float" office:value="77" calcext:value-type="float">
            <text:p>77</text:p>
          </table:table-cell>
          <table:table-cell table:formula="of:=[.$H$3]" office:value-type="float" office:value="8" calcext:value-type="float">
            <text:p>8</text:p>
          </table:table-cell>
          <table:table-cell table:formula="of:=[.B5]*[.C5]"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H$1] + ([.A6]-1)*[.$H$2])" office:value-type="float" office:value="78" calcext:value-type="float">
            <text:p>78</text:p>
          </table:table-cell>
          <table:table-cell table:formula="of:=[.$H$3]" office:value-type="float" office:value="8" calcext:value-type="float">
            <text:p>8</text:p>
          </table:table-cell>
          <table:table-cell table:formula="of:=[.B6]*[.C6]"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H$1] + ([.A7]-1)*[.$H$2])" office:value-type="float" office:value="79" calcext:value-type="float">
            <text:p>79</text:p>
          </table:table-cell>
          <table:table-cell table:formula="of:=[.$H$3]" office:value-type="float" office:value="8" calcext:value-type="float">
            <text:p>8</text:p>
          </table:table-cell>
          <table:table-cell table:formula="of:=[.B7]*[.C7]"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H$1] + ([.A8]-1)*[.$H$2])" office:value-type="float" office:value="80" calcext:value-type="float">
            <text:p>80</text:p>
          </table:table-cell>
          <table:table-cell table:formula="of:=[.$H$3]" office:value-type="float" office:value="8" calcext:value-type="float">
            <text:p>8</text:p>
          </table:table-cell>
          <table:table-cell table:formula="of:=[.B8]*[.C8]"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H$1] + ([.A9]-1)*[.$H$2])" office:value-type="float" office:value="81" calcext:value-type="float">
            <text:p>81</text:p>
          </table:table-cell>
          <table:table-cell table:formula="of:=[.$H$3]" office:value-type="float" office:value="8" calcext:value-type="float">
            <text:p>8</text:p>
          </table:table-cell>
          <table:table-cell table:formula="of:=[.B9]*[.C9]"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H$1] + ([.A10]-1)*[.$H$2])" office:value-type="float" office:value="82" calcext:value-type="float">
            <text:p>82</text:p>
          </table:table-cell>
          <table:table-cell table:formula="of:=[.$H$3]" office:value-type="float" office:value="8" calcext:value-type="float">
            <text:p>8</text:p>
          </table:table-cell>
          <table:table-cell table:formula="of:=[.B10]*[.C10]"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H$1] + ([.A11]-1)*[.$H$2])" office:value-type="float" office:value="83" calcext:value-type="float">
            <text:p>83</text:p>
          </table:table-cell>
          <table:table-cell table:formula="of:=[.$H$3]" office:value-type="float" office:value="8" calcext:value-type="float">
            <text:p>8</text:p>
          </table:table-cell>
          <table:table-cell table:formula="of:=[.B11]*[.C11]"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H$1] + ([.A12]-1)*[.$H$2])" office:value-type="float" office:value="84" calcext:value-type="float">
            <text:p>84</text:p>
          </table:table-cell>
          <table:table-cell table:formula="of:=[.$H$3]" office:value-type="float" office:value="8" calcext:value-type="float">
            <text:p>8</text:p>
          </table:table-cell>
          <table:table-cell table:formula="of:=[.B12]*[.C12]"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H$1] + ([.A13]-1)*[.$H$2])" office:value-type="float" office:value="85" calcext:value-type="float">
            <text:p>85</text:p>
          </table:table-cell>
          <table:table-cell table:formula="of:=[.$H$3]" office:value-type="float" office:value="8" calcext:value-type="float">
            <text:p>8</text:p>
          </table:table-cell>
          <table:table-cell table:formula="of:=[.B13]*[.C13]"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H$1] + ([.A14]-1)*[.$H$2])" office:value-type="float" office:value="86" calcext:value-type="float">
            <text:p>86</text:p>
          </table:table-cell>
          <table:table-cell table:formula="of:=[.$H$3]" office:value-type="float" office:value="8" calcext:value-type="float">
            <text:p>8</text:p>
          </table:table-cell>
          <table:table-cell table:formula="of:=[.B14]*[.C14]"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H$1] + ([.A15]-1)*[.$H$2])" office:value-type="float" office:value="87" calcext:value-type="float">
            <text:p>87</text:p>
          </table:table-cell>
          <table:table-cell table:formula="of:=[.$H$3]" office:value-type="float" office:value="8" calcext:value-type="float">
            <text:p>8</text:p>
          </table:table-cell>
          <table:table-cell table:formula="of:=[.B15]*[.C15]"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H$1] + ([.A16]-1)*[.$H$2])" office:value-type="float" office:value="88" calcext:value-type="float">
            <text:p>88</text:p>
          </table:table-cell>
          <table:table-cell table:formula="of:=[.$H$3]" office:value-type="float" office:value="8" calcext:value-type="float">
            <text:p>8</text:p>
          </table:table-cell>
          <table:table-cell table:formula="of:=[.B16]*[.C16]"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H$1] + ([.A17]-1)*[.$H$2])" office:value-type="float" office:value="89" calcext:value-type="float">
            <text:p>89</text:p>
          </table:table-cell>
          <table:table-cell table:formula="of:=[.$H$3]" office:value-type="float" office:value="8" calcext:value-type="float">
            <text:p>8</text:p>
          </table:table-cell>
          <table:table-cell table:formula="of:=[.B17]*[.C17]"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H$1] + ([.A18]-1)*[.$H$2])" office:value-type="float" office:value="90" calcext:value-type="float">
            <text:p>90</text:p>
          </table:table-cell>
          <table:table-cell table:formula="of:=[.$H$3]" office:value-type="float" office:value="8" calcext:value-type="float">
            <text:p>8</text:p>
          </table:table-cell>
          <table:table-cell table:formula="of:=[.B18]*[.C18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H$1] + ([.A19]-1)*[.$H$2])" office:value-type="float" office:value="91" calcext:value-type="float">
            <text:p>91</text:p>
          </table:table-cell>
          <table:table-cell table:formula="of:=[.$H$3]" office:value-type="float" office:value="8" calcext:value-type="float">
            <text:p>8</text:p>
          </table:table-cell>
          <table:table-cell table:formula="of:=[.B19]*[.C19]"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H$1] + ([.A20]-1)*[.$H$2])" office:value-type="float" office:value="92" calcext:value-type="float">
            <text:p>92</text:p>
          </table:table-cell>
          <table:table-cell table:formula="of:=[.$H$3]" office:value-type="float" office:value="8" calcext:value-type="float">
            <text:p>8</text:p>
          </table:table-cell>
          <table:table-cell table:formula="of:=[.B20]*[.C20]"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H$1] + ([.A21]-1)*[.$H$2])" office:value-type="float" office:value="93" calcext:value-type="float">
            <text:p>93</text:p>
          </table:table-cell>
          <table:table-cell table:formula="of:=[.$H$3]" office:value-type="float" office:value="8" calcext:value-type="float">
            <text:p>8</text:p>
          </table:table-cell>
          <table:table-cell table:formula="of:=[.B21]*[.C21]"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H$1] + ([.A22]-1)*[.$H$2])" office:value-type="float" office:value="94" calcext:value-type="float">
            <text:p>94</text:p>
          </table:table-cell>
          <table:table-cell table:formula="of:=[.$H$3]" office:value-type="float" office:value="8" calcext:value-type="float">
            <text:p>8</text:p>
          </table:table-cell>
          <table:table-cell table:formula="of:=[.B22]*[.C22]"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H$1] + ([.A23]-1)*[.$H$2])" office:value-type="float" office:value="95" calcext:value-type="float">
            <text:p>95</text:p>
          </table:table-cell>
          <table:table-cell table:formula="of:=[.$H$3]" office:value-type="float" office:value="8" calcext:value-type="float">
            <text:p>8</text:p>
          </table:table-cell>
          <table:table-cell table:formula="of:=[.B23]*[.C23]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H$1] + ([.A24]-1)*[.$H$2])" office:value-type="float" office:value="96" calcext:value-type="float">
            <text:p>96</text:p>
          </table:table-cell>
          <table:table-cell table:formula="of:=[.$H$3]" office:value-type="float" office:value="8" calcext:value-type="float">
            <text:p>8</text:p>
          </table:table-cell>
          <table:table-cell table:formula="of:=[.B24]*[.C24]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H$1] + ([.A25]-1)*[.$H$2])" office:value-type="float" office:value="97" calcext:value-type="float">
            <text:p>97</text:p>
          </table:table-cell>
          <table:table-cell table:formula="of:=[.$H$3]" office:value-type="float" office:value="8" calcext:value-type="float">
            <text:p>8</text:p>
          </table:table-cell>
          <table:table-cell table:formula="of:=[.B25]*[.C25]"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H$1] + ([.A26]-1)*[.$H$2])" office:value-type="float" office:value="98" calcext:value-type="float">
            <text:p>98</text:p>
          </table:table-cell>
          <table:table-cell table:formula="of:=[.$H$3]" office:value-type="float" office:value="8" calcext:value-type="float">
            <text:p>8</text:p>
          </table:table-cell>
          <table:table-cell table:formula="of:=[.B26]*[.C26]"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H$1] + ([.A27]-1)*[.$H$2])" office:value-type="float" office:value="99" calcext:value-type="float">
            <text:p>99</text:p>
          </table:table-cell>
          <table:table-cell table:formula="of:=[.$H$3]" office:value-type="float" office:value="8" calcext:value-type="float">
            <text:p>8</text:p>
          </table:table-cell>
          <table:table-cell table:formula="of:=[.B27]*[.C27]"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H$1] + ([.A28]-1)*[.$H$2])" office:value-type="float" office:value="100" calcext:value-type="float">
            <text:p>100</text:p>
          </table:table-cell>
          <table:table-cell table:formula="of:=[.$H$3]" office:value-type="float" office:value="8" calcext:value-type="float">
            <text:p>8</text:p>
          </table:table-cell>
          <table:table-cell table:formula="of:=[.B28]*[.C28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H$1] + ([.A29]-1)*[.$H$2])" office:value-type="float" office:value="101" calcext:value-type="float">
            <text:p>101</text:p>
          </table:table-cell>
          <table:table-cell table:formula="of:=[.$H$3]" office:value-type="float" office:value="8" calcext:value-type="float">
            <text:p>8</text:p>
          </table:table-cell>
          <table:table-cell table:formula="of:=[.B29]*[.C29]"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H$1] + ([.A30]-1)*[.$H$2])" office:value-type="float" office:value="102" calcext:value-type="float">
            <text:p>102</text:p>
          </table:table-cell>
          <table:table-cell table:formula="of:=[.$H$3]" office:value-type="float" office:value="8" calcext:value-type="float">
            <text:p>8</text:p>
          </table:table-cell>
          <table:table-cell table:formula="of:=[.B30]*[.C30]"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H$1] + ([.A31]-1)*[.$H$2])" office:value-type="float" office:value="103" calcext:value-type="float">
            <text:p>103</text:p>
          </table:table-cell>
          <table:table-cell table:formula="of:=[.$H$3]" office:value-type="float" office:value="8" calcext:value-type="float">
            <text:p>8</text:p>
          </table:table-cell>
          <table:table-cell table:formula="of:=[.B31]*[.C31]"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H$1] + ([.A32]-1)*[.$H$2])" office:value-type="float" office:value="104" calcext:value-type="float">
            <text:p>104</text:p>
          </table:table-cell>
          <table:table-cell table:formula="of:=[.$H$3]" office:value-type="float" office:value="8" calcext:value-type="float">
            <text:p>8</text:p>
          </table:table-cell>
          <table:table-cell table:formula="of:=[.B32]*[.C32]"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H$1] + ([.A33]-1)*[.$H$2])" office:value-type="float" office:value="105" calcext:value-type="float">
            <text:p>105</text:p>
          </table:table-cell>
          <table:table-cell table:formula="of:=[.$H$3]" office:value-type="float" office:value="8" calcext:value-type="float">
            <text:p>8</text:p>
          </table:table-cell>
          <table:table-cell table:formula="of:=[.B33]*[.C33]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H$1] + ([.A34]-1)*[.$H$2])" office:value-type="float" office:value="106" calcext:value-type="float">
            <text:p>106</text:p>
          </table:table-cell>
          <table:table-cell table:formula="of:=[.$H$3]" office:value-type="float" office:value="8" calcext:value-type="float">
            <text:p>8</text:p>
          </table:table-cell>
          <table:table-cell table:formula="of:=[.B34]*[.C34]"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H$1] + ([.A35]-1)*[.$H$2])" office:value-type="float" office:value="107" calcext:value-type="float">
            <text:p>107</text:p>
          </table:table-cell>
          <table:table-cell table:formula="of:=[.$H$3]" office:value-type="float" office:value="8" calcext:value-type="float">
            <text:p>8</text:p>
          </table:table-cell>
          <table:table-cell table:formula="of:=[.B35]*[.C35]"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H$1] + ([.A36]-1)*[.$H$2])" office:value-type="float" office:value="108" calcext:value-type="float">
            <text:p>108</text:p>
          </table:table-cell>
          <table:table-cell table:formula="of:=[.$H$3]" office:value-type="float" office:value="8" calcext:value-type="float">
            <text:p>8</text:p>
          </table:table-cell>
          <table:table-cell table:formula="of:=[.B36]*[.C36]"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H$1] + ([.A37]-1)*[.$H$2])" office:value-type="float" office:value="109" calcext:value-type="float">
            <text:p>109</text:p>
          </table:table-cell>
          <table:table-cell table:formula="of:=[.$H$3]" office:value-type="float" office:value="8" calcext:value-type="float">
            <text:p>8</text:p>
          </table:table-cell>
          <table:table-cell table:formula="of:=[.B37]*[.C37]"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H$1] + ([.A38]-1)*[.$H$2])" office:value-type="float" office:value="110" calcext:value-type="float">
            <text:p>110</text:p>
          </table:table-cell>
          <table:table-cell table:formula="of:=[.$H$3]" office:value-type="float" office:value="8" calcext:value-type="float">
            <text:p>8</text:p>
          </table:table-cell>
          <table:table-cell table:formula="of:=[.B38]*[.C38]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H$1] + ([.A39]-1)*[.$H$2])" office:value-type="float" office:value="111" calcext:value-type="float">
            <text:p>111</text:p>
          </table:table-cell>
          <table:table-cell table:formula="of:=[.$H$3]" office:value-type="float" office:value="8" calcext:value-type="float">
            <text:p>8</text:p>
          </table:table-cell>
          <table:table-cell table:formula="of:=[.B39]*[.C39]"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H$1] + ([.A40]-1)*[.$H$2])" office:value-type="float" office:value="112" calcext:value-type="float">
            <text:p>112</text:p>
          </table:table-cell>
          <table:table-cell table:formula="of:=[.$H$3]" office:value-type="float" office:value="8" calcext:value-type="float">
            <text:p>8</text:p>
          </table:table-cell>
          <table:table-cell table:formula="of:=[.B40]*[.C40]"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H$1] + ([.A41]-1)*[.$H$2])" office:value-type="float" office:value="113" calcext:value-type="float">
            <text:p>113</text:p>
          </table:table-cell>
          <table:table-cell table:formula="of:=[.$H$3]" office:value-type="float" office:value="8" calcext:value-type="float">
            <text:p>8</text:p>
          </table:table-cell>
          <table:table-cell table:formula="of:=[.B41]*[.C41]"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H$1] + ([.A42]-1)*[.$H$2])" office:value-type="float" office:value="114" calcext:value-type="float">
            <text:p>114</text:p>
          </table:table-cell>
          <table:table-cell table:formula="of:=[.$H$3]" office:value-type="float" office:value="8" calcext:value-type="float">
            <text:p>8</text:p>
          </table:table-cell>
          <table:table-cell table:formula="of:=[.B42]*[.C42]"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H$1] + ([.A43]-1)*[.$H$2])" office:value-type="float" office:value="115" calcext:value-type="float">
            <text:p>115</text:p>
          </table:table-cell>
          <table:table-cell table:formula="of:=[.$H$3]" office:value-type="float" office:value="8" calcext:value-type="float">
            <text:p>8</text:p>
          </table:table-cell>
          <table:table-cell table:formula="of:=[.B43]*[.C43]"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H$1] + ([.A44]-1)*[.$H$2])" office:value-type="float" office:value="116" calcext:value-type="float">
            <text:p>116</text:p>
          </table:table-cell>
          <table:table-cell table:formula="of:=[.$H$3]" office:value-type="float" office:value="8" calcext:value-type="float">
            <text:p>8</text:p>
          </table:table-cell>
          <table:table-cell table:formula="of:=[.B44]*[.C44]"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H$1] + ([.A45]-1)*[.$H$2])" office:value-type="float" office:value="117" calcext:value-type="float">
            <text:p>117</text:p>
          </table:table-cell>
          <table:table-cell table:formula="of:=[.$H$3]" office:value-type="float" office:value="8" calcext:value-type="float">
            <text:p>8</text:p>
          </table:table-cell>
          <table:table-cell table:formula="of:=[.B45]*[.C45]"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H$1] + ([.A46]-1)*[.$H$2])" office:value-type="float" office:value="118" calcext:value-type="float">
            <text:p>118</text:p>
          </table:table-cell>
          <table:table-cell table:formula="of:=[.$H$3]" office:value-type="float" office:value="8" calcext:value-type="float">
            <text:p>8</text:p>
          </table:table-cell>
          <table:table-cell table:formula="of:=[.B46]*[.C46]"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H$1] + ([.A47]-1)*[.$H$2])" office:value-type="float" office:value="119" calcext:value-type="float">
            <text:p>119</text:p>
          </table:table-cell>
          <table:table-cell table:formula="of:=[.$H$3]" office:value-type="float" office:value="8" calcext:value-type="float">
            <text:p>8</text:p>
          </table:table-cell>
          <table:table-cell table:formula="of:=[.B47]*[.C47]"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H$1] + ([.A48]-1)*[.$H$2])" office:value-type="float" office:value="120" calcext:value-type="float">
            <text:p>120</text:p>
          </table:table-cell>
          <table:table-cell table:formula="of:=[.$H$3]" office:value-type="float" office:value="8" calcext:value-type="float">
            <text:p>8</text:p>
          </table:table-cell>
          <table:table-cell table:formula="of:=[.B48]*[.C48]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H$1] + ([.A49]-1)*[.$H$2])" office:value-type="float" office:value="121" calcext:value-type="float">
            <text:p>121</text:p>
          </table:table-cell>
          <table:table-cell table:formula="of:=[.$H$3]" office:value-type="float" office:value="8" calcext:value-type="float">
            <text:p>8</text:p>
          </table:table-cell>
          <table:table-cell table:formula="of:=[.B49]*[.C49]"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H$1] + ([.A50]-1)*[.$H$2])" office:value-type="float" office:value="122" calcext:value-type="float">
            <text:p>122</text:p>
          </table:table-cell>
          <table:table-cell table:formula="of:=[.$H$3]" office:value-type="float" office:value="8" calcext:value-type="float">
            <text:p>8</text:p>
          </table:table-cell>
          <table:table-cell table:formula="of:=[.B50]*[.C50]"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H$1] + ([.A51]-1)*[.$H$2])" office:value-type="float" office:value="123" calcext:value-type="float">
            <text:p>123</text:p>
          </table:table-cell>
          <table:table-cell table:formula="of:=[.$H$3]" office:value-type="float" office:value="8" calcext:value-type="float">
            <text:p>8</text:p>
          </table:table-cell>
          <table:table-cell table:formula="of:=[.B51]*[.C51]"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H$1] + ([.A52]-1)*[.$H$2])" office:value-type="float" office:value="124" calcext:value-type="float">
            <text:p>124</text:p>
          </table:table-cell>
          <table:table-cell table:formula="of:=[.$H$3]" office:value-type="float" office:value="8" calcext:value-type="float">
            <text:p>8</text:p>
          </table:table-cell>
          <table:table-cell table:formula="of:=[.B52]*[.C52]" office:value-type="float" office:value="992" calcext:value-type="float">
            <text:p>9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0:11:15.996705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19T14:33:51.080858841</dc:date>
    <meta:editing-cycles>255</meta:editing-cycles>
    <meta:editing-duration>PT8H56M27S</meta:editing-duration>
    <meta:document-statistic meta:table-count="5" meta:cell-count="1477" meta:object-count="0"/>
    <meta:user-defined meta:name="Info 1"/>
    <meta:user-defined meta:name="Info 2"/>
    <meta:user-defined meta:name="Info 3"/>
    <meta:user-defined meta:name="Info 4"/>
  </office:meta>
</office:document-meta>
</file>